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0.6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208.6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186.24pt"/>
    </style:style>
    <style:style style:name="co16" style:family="table-column">
      <style:table-column-properties fo:break-before="auto" style:column-width="51.19pt"/>
    </style:style>
    <style:style style:name="co17" style:family="table-column">
      <style:table-column-properties fo:break-before="auto" style:column-width="138.39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27.59pt"/>
    </style:style>
    <style:style style:name="co21" style:family="table-column">
      <style:table-column-properties fo:break-before="auto" style:column-width="89.74pt"/>
    </style:style>
    <style:style style:name="co22" style:family="table-column">
      <style:table-column-properties fo:break-before="auto" style:column-width="92.86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161.55pt"/>
    </style:style>
    <style:style style:name="co25" style:family="table-column">
      <style:table-column-properties fo:break-before="auto" style:column-width="126.06pt"/>
    </style:style>
    <style:style style:name="co26" style:family="table-column">
      <style:table-column-properties fo:break-before="auto" style:column-width="79.74pt"/>
    </style:style>
    <style:style style:name="co2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/>
    <style:style style:name="ce90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101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107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113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19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125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115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/>
    <style:style style:name="ce154" style:family="table-cell" style:parent-style-name="Default"/>
    <style:style style:name="ce142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9" style:family="table-cell" style:parent-style-name="Default"/>
    <style:style style:name="ce145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/>
    <style:style style:name="ce167" style:family="table-cell" style:parent-style-name="Default"/>
    <style:style style:name="ce149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8" style:family="table-cell" style:parent-style-name="Default"/>
    <style:style style:name="ce181" style:family="table-cell" style:parent-style-name="Default"/>
    <style:style style:name="ce184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57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/>
    <style:style style:name="ce160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2" style:family="table-cell" style:parent-style-name="Default"/>
    <style:style style:name="ce163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168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/>
    <style:style style:name="ce171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3" style:family="table-cell" style:parent-style-name="Default"/>
    <style:style style:name="ce174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182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2" style:family="table-cell" style:parent-style-name="Default"/>
    <style:style style:name="ce185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7" style:family="table-cell" style:parent-style-name="Default"/>
    <style:style style:name="ce188" style:family="table-cell" style:parent-style-name="Default"/>
    <style:style style:name="ce250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5" style:family="table-cell" style:parent-style-name="Default"/>
    <style:style style:name="ce193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6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199" style:family="table-cell" style:parent-style-name="Default"/>
    <style:style style:name="ce277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04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8" style:family="table-cell" style:parent-style-name="Default"/>
    <style:style style:name="ce207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210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2" style:family="table-cell" style:parent-style-name="Default"/>
    <style:style style:name="ce21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5" style:family="table-cell" style:parent-style-name="Default"/>
    <style:style style:name="ce21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22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9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7" style:family="table-cell" style:parent-style-name="Default"/>
    <style:style style:name="ce348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0" style:family="table-cell" style:parent-style-name="Default"/>
    <style:style style:name="ce351" style:family="table-cell" style:parent-style-name="Default"/>
    <style:style style:name="ce25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22" style:family="table-cell" style:parent-style-name="Default"/>
    <style:style style:name="ce2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9" style:family="table-cell" style:parent-style-name="Default">
      <style:text-properties fo:font-style="italic" style:font-style-asian="italic" style:font-style-complex="italic"/>
    </style:style>
    <style:style style:name="ce358" style:family="table-cell" style:parent-style-name="Default"/>
    <style:style style:name="ce2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3" style:family="table-cell" style:parent-style-name="Default"/>
    <style:style style:name="ce364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2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4" style:family="table-cell" style:parent-style-name="Default"/>
    <style:style style:name="ce375" style:family="table-cell" style:parent-style-name="Default"/>
    <style:style style:name="ce278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2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3" style:family="table-cell" style:parent-style-name="Default"/>
    <style:style style:name="ce384" style:family="table-cell" style:parent-style-name="Default"/>
    <style:style style:name="ce287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2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2" style:family="table-cell" style:parent-style-name="Default"/>
    <style:style style:name="ce393" style:family="table-cell" style:parent-style-name="Default"/>
    <style:style style:name="ce296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30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3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32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27" style:family="table-cell" style:parent-style-name="Default"/>
    <style:style style:name="ce3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9" style:family="table-cell" style:parent-style-name="Default"/>
    <style:style style:name="ce3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1" style:family="table-cell" style:parent-style-name="Default"/>
    <style:style style:name="ce3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3" style:family="table-cell" style:parent-style-name="Default"/>
    <style:style style:name="ce3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5" style:family="table-cell" style:parent-style-name="Default"/>
    <style:style style:name="ce4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7" style:family="table-cell" style:parent-style-name="Default"/>
    <style:style style:name="ce3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9" style:family="table-cell" style:parent-style-name="Default"/>
    <style:style style:name="ce3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72" style:family="table-cell" style:parent-style-name="Default">
      <style:table-cell-properties fo:background-color="#ffff00"/>
    </style:style>
    <style:style style:name="ce4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table-cell/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/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H19]" office:value-type="float" office:value="0.635118712" calcext:value-type="float">
            <text:p>0.635118712</text:p>
          </table:table-cell>
          <table:table-cell table:formula="of:=[MEG.I19]" office:value-type="float" office:value="0.0563813213313724" calcext:value-type="float">
            <text:p>0.0563813213313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/>
          <table:covered-table-cell/>
          <table:table-cell office:value-type="string" calcext:value-type="string">
            <text:p>Linear SVM</text:p>
          </table:table-cell>
          <table:table-cell table:formula="of:=[MEG.H20]" office:value-type="float" office:value="0.692469225199131" calcext:value-type="float">
            <text:p>0.692469225199131</text:p>
          </table:table-cell>
          <table:table-cell table:formula="of:=[MEG.I20]" office:value-type="float" office:value="0.057436241176797" calcext:value-type="float">
            <text:p>0.05743624117679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table-cell/>
          <table:covered-table-cell/>
          <table:table-cell office:value-type="string" calcext:value-type="string">
            <text:p>MLP</text:p>
          </table:table-cell>
          <table:table-cell table:formula="of:=[MEG.H21]" office:value-type="float" office:value="0.663070238957277" calcext:value-type="float">
            <text:p>0.663070238957277</text:p>
          </table:table-cell>
          <table:table-cell table:formula="of:=[MEG.I21]" office:value-type="float" office:value="0.0493437956659163" calcext:value-type="float">
            <text:p>0.0493437956659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" calcext:value-type="float">
            <text:p>0</text:p>
          </table:table-cell>
          <table:table-cell table:formula="of:=['Temporal Augmentation Raw'.I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5" calcext:value-type="float">
            <text:p>0.073619130727608</text:p>
          </table:table-cell>
          <table:table-cell table:style-name="ce7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6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3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N2:Summary.N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179" table:number-columns-repeated="3"/>
          <table:table-cell table:number-columns-repeated="10"/>
        </table:table-row>
      </table:table>
      <table:table table:name="Audio" table:style-name="ta1">
        <table:shapes>
          <draw:frame draw:z-index="1" draw:style-name="gr1" draw:text-style-name="P1" svg:width="453.63pt" svg:height="255.23pt" svg:x="42.86pt" svg:y="807.9pt">
            <loext:p/>
            <draw:object draw:notify-on-update-of-ranges="Audio.A2:Audio.A5 Audio.H1:Audio.H1 Audio.H2:Audio.H5 Audio.I2:Audio.I5 Audio.I2:Audio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0" table:number-columns-repeated="8" table:default-cell-style-name="Default"/>
        <table:table-column table:style-name="co14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414.94pt" svg:y="119.34pt" draw:caption-point-x="-206.59pt" draw:caption-point-y="-55.08pt">
              <dc:date>2017-11-28T00:00:00</dc:date>
              <text:p text:style-name="P2"><text:span text:style-name="T1">This was really ineffective for the Audio dataset. Pretty much learned to predict 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7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89"/>
          <table:table-cell table:style-name="ce101"/>
          <table:table-cell table:style-name="ce107"/>
          <table:table-cell table:style-name="ce113"/>
          <table:table-cell table:style-name="ce119"/>
          <table:table-cell table:style-name="ce125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90"/>
          <table:table-cell table:style-name="ce101"/>
          <table:table-cell table:style-name="ce107"/>
          <table:table-cell table:style-name="ce113"/>
          <table:table-cell table:style-name="ce119"/>
          <table:table-cell table:style-name="ce125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89"/>
          <table:table-cell table:style-name="ce101"/>
          <table:table-cell table:style-name="ce107"/>
          <table:table-cell table:style-name="ce113"/>
          <table:table-cell table:style-name="ce119"/>
          <table:table-cell table:style-name="ce125"/>
          <table:table-cell table:style-name="ce115"/>
        </table:table-row>
        <table:table-row table:style-name="ro1" table:number-rows-repeated="4">
          <table:table-cell/>
          <table:table-cell table:style-name="ce100" table:number-columns-repeated="9"/>
          <table:table-cell/>
          <table:table-cell table:style-name="ce89"/>
          <table:table-cell table:style-name="ce101"/>
          <table:table-cell table:style-name="ce107"/>
          <table:table-cell table:style-name="ce113"/>
          <table:table-cell table:style-name="ce119"/>
          <table:table-cell table:style-name="ce125"/>
          <table:table-cell table:style-name="ce115"/>
        </table:table-row>
        <table:table-row table:style-name="ro1">
          <table:table-cell table:style-name="ce100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8"/>
        </table:table-row>
        <table:table-row table:style-name="ro1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00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34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34"/>
          <table:table-cell/>
        </table:table-row>
        <table:table-row table:style-name="ro1">
          <table:table-cell table:number-columns-repeated="16"/>
          <table:table-cell table:style-name="ce134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5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54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26:.I27]) + SUM([.J26:.J28])+ SUM([.K27:.K29])+ SUM([.L28:.L30])+ SUM([.M29:.M31])+ SUM([.N30:.N32])+SUM([.O31:.O32]))/SUM([.I26:.O32])" office:value-type="float" office:value="0.540188269370022" calcext:value-type="float">
            <text:p>0.540188269370022</text:p>
          </table:table-cell>
          <table:table-cell table:formula="of:=(SUM([.Q26:.Q27]) + SUM([.R26:.R28])+ SUM([.S27:.S29])+ SUM([.T28:.T30])+ SUM([.U29:.U31])+ SUM([.V30:.V32])+SUM([.W31:.W32]))/SUM([.Q26:.W32])" office:value-type="float" office:value="0.481173062997828" calcext:value-type="float">
            <text:p>0.481173062997828</text:p>
          </table:table-cell>
          <table:table-cell table:formula="of:=(SUM([.Y26:.Y27]) + SUM([.Z26:.Z28])+ SUM([.AA27:.AA29])+ SUM([.AB28:.AB30])+ SUM([.AC29:.AC31])+ SUM([.AD30:.AD32])+SUM([.AE31:.AE32]))/SUM([.Y26:.AE32])" office:value-type="float" office:value="0.535119478638668" calcext:value-type="float">
            <text:p>0.535119478638668</text:p>
          </table:table-cell>
          <table:table-cell table:formula="of:=(SUM([.AG26:.AG27]) + SUM([.AH26:.AH28])+ SUM([.AI27:.AI29])+ SUM([.AJ28:.AJ30])+ SUM([.AK29:.AK31])+ SUM([.AL30:.AL32])+SUM([.AM31:.AM32]))/SUM([.AG26:.AM32])" office:value-type="float" office:value="0.5394641564084" calcext:value-type="float">
            <text:p>0.5394641564084</text:p>
          </table:table-cell>
          <table:table-cell table:formula="of:=(SUM([.AO26:.AO27]) + SUM([.AP26:.AP28])+ SUM([.AQ27:.AQ29])+ SUM([.AR28:.AR30])+ SUM([.AS29:.AS31])+ SUM([.AT30:.AT32])+SUM([.AU31:.AU32]))/SUM([.AO26:.AU32])" office:value-type="float" office:value="0.55394641564084" calcext:value-type="float">
            <text:p>0.55394641564084</text:p>
          </table:table-cell>
          <table:table-cell/>
          <table:table-cell table:formula="of:=AVERAGE([.B16:.F16])" office:value-type="float" office:value="0.529978276611151" calcext:value-type="float">
            <text:p>0.529978276611151</text:p>
          </table:table-cell>
          <table:table-cell table:formula="of:=STDEV([.B16:.F16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153"/>
          <table:table-cell table:style-name="ce190"/>
          <table:table-cell table:style-name="ce212"/>
          <table:table-cell table:style-name="ce236"/>
          <table:table-cell table:style-name="ce255"/>
          <table:table-cell table:style-name="ce281"/>
          <table:table-cell table:style-name="ce302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19:.F19])" office:value-type="float" office:value="0.635118712" calcext:value-type="float">
            <text:p>0.635118712</text:p>
          </table:table-cell>
          <table:table-cell table:formula="of:=STDEV([.B19:.F19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0:.F20])" office:value-type="float" office:value="0.692469225199131" calcext:value-type="float">
            <text:p>0.692469225199131</text:p>
          </table:table-cell>
          <table:table-cell table:formula="of:=STDEV([.B20:.F20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1:.F21])" office:value-type="float" office:value="0.663070238957277" calcext:value-type="float">
            <text:p>0.663070238957277</text:p>
          </table:table-cell>
          <table:table-cell table:formula="of:=STDEV([.B21:.F21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VM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2"/>
          <table:table-cell table:style-name="ce157"/>
          <table:table-cell table:style-name="ce168"/>
          <table:table-cell table:style-name="ce182"/>
          <table:table-cell table:style-name="ce193"/>
          <table:table-cell table:style-name="ce204" office:value-type="string" calcext:value-type="string">
            <text:p>Fold 2</text:p>
          </table:table-cell>
          <table:table-cell table:style-name="ce21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26:.A32])" office:value-type="float" office:value="214.8" calcext:value-type="float">
            <text:p>214.8</text:p>
          </table:table-cell>
          <table:table-cell table:formula="of:=SUM([.B26:.B32])" office:value-type="float" office:value="357.8" calcext:value-type="float">
            <text:p>357.8</text:p>
          </table:table-cell>
          <table:table-cell table:formula="of:=SUM([.C26:.C32])" office:value-type="float" office:value="275.2" calcext:value-type="float">
            <text:p>275.2</text:p>
          </table:table-cell>
          <table:table-cell table:formula="of:=SUM([.D26:.D32])" office:value-type="float" office:value="503.8" calcext:value-type="float">
            <text:p>503.8</text:p>
          </table:table-cell>
          <table:table-cell table:formula="of:=SUM([.E26:.E32])" office:value-type="float" office:value="308" calcext:value-type="float">
            <text:p>308</text:p>
          </table:table-cell>
          <table:table-cell table:formula="of:=SUM([.F26:.F32])" office:value-type="float" office:value="520" calcext:value-type="float">
            <text:p>520</text:p>
          </table:table-cell>
          <table:table-cell table:formula="of:=SUM([.G26:.G32])" office:value-type="float" office:value="582.4" calcext:value-type="float">
            <text:p>582.4</text:p>
          </table:table-cell>
          <table:table-cell table:formula="of:=SUM([.H26:.H32])" office:value-type="float" office:value="0" calcext:value-type="float">
            <text:p>0</text:p>
          </table:table-cell>
          <table:table-cell table:formula="of:=SUM([.I26:.I32])" office:value-type="float" office:value="223" calcext:value-type="float">
            <text:p>223</text:p>
          </table:table-cell>
          <table:table-cell table:formula="of:=SUM([.J26:.J32])" office:value-type="float" office:value="223" calcext:value-type="float">
            <text:p>223</text:p>
          </table:table-cell>
          <table:table-cell table:formula="of:=SUM([.K26:.K32])" office:value-type="float" office:value="317" calcext:value-type="float">
            <text:p>317</text:p>
          </table:table-cell>
          <table:table-cell table:formula="of:=SUM([.L26:.L32])" office:value-type="float" office:value="547" calcext:value-type="float">
            <text:p>547</text:p>
          </table:table-cell>
          <table:table-cell table:formula="of:=SUM([.M26:.M32])" office:value-type="float" office:value="330" calcext:value-type="float">
            <text:p>330</text:p>
          </table:table-cell>
          <table:table-cell table:formula="of:=SUM([.N26:.N32])" office:value-type="float" office:value="404" calcext:value-type="float">
            <text:p>404</text:p>
          </table:table-cell>
          <table:table-cell table:formula="of:=SUM([.O26:.O32])" office:value-type="float" office:value="718" calcext:value-type="float">
            <text:p>718</text:p>
          </table:table-cell>
          <table:table-cell table:formula="of:=SUM([.P26:.P32])" office:value-type="float" office:value="0" calcext:value-type="float">
            <text:p>0</text:p>
          </table:table-cell>
          <table:table-cell table:formula="of:=SUM([.Q26:.Q32])" office:value-type="float" office:value="283" calcext:value-type="float">
            <text:p>283</text:p>
          </table:table-cell>
          <table:table-cell table:formula="of:=SUM([.R26:.R32])" office:value-type="float" office:value="375" calcext:value-type="float">
            <text:p>375</text:p>
          </table:table-cell>
          <table:table-cell table:formula="of:=SUM([.S26:.S32])" office:value-type="float" office:value="245" calcext:value-type="float">
            <text:p>245</text:p>
          </table:table-cell>
          <table:table-cell table:formula="of:=SUM([.T26:.T32])" office:value-type="float" office:value="357" calcext:value-type="float">
            <text:p>357</text:p>
          </table:table-cell>
          <table:table-cell table:formula="of:=SUM([.U26:.U32])" office:value-type="float" office:value="318" calcext:value-type="float">
            <text:p>318</text:p>
          </table:table-cell>
          <table:table-cell table:formula="of:=SUM([.V26:.V32])" office:value-type="float" office:value="508" calcext:value-type="float">
            <text:p>508</text:p>
          </table:table-cell>
          <table:table-cell table:formula="of:=SUM([.W26:.W32])" office:value-type="float" office:value="676" calcext:value-type="float">
            <text:p>676</text:p>
          </table:table-cell>
          <table:table-cell table:formula="of:=SUM([.X26:.X32])" office:value-type="float" office:value="0" calcext:value-type="float">
            <text:p>0</text:p>
          </table:table-cell>
          <table:table-cell table:formula="of:=SUM([.Y26:.Y32])" office:value-type="float" office:value="171" calcext:value-type="float">
            <text:p>171</text:p>
          </table:table-cell>
          <table:table-cell table:formula="of:=SUM([.Z26:.Z32])" office:value-type="float" office:value="405" calcext:value-type="float">
            <text:p>405</text:p>
          </table:table-cell>
          <table:table-cell table:formula="of:=SUM([.AA26:.AA32])" office:value-type="float" office:value="305" calcext:value-type="float">
            <text:p>305</text:p>
          </table:table-cell>
          <table:table-cell table:formula="of:=SUM([.AB26:.AB32])" office:value-type="float" office:value="498" calcext:value-type="float">
            <text:p>498</text:p>
          </table:table-cell>
          <table:table-cell table:formula="of:=SUM([.AC26:.AC32])" office:value-type="float" office:value="288" calcext:value-type="float">
            <text:p>288</text:p>
          </table:table-cell>
          <table:table-cell table:formula="of:=SUM([.AD26:.AD32])" office:value-type="float" office:value="635" calcext:value-type="float">
            <text:p>635</text:p>
          </table:table-cell>
          <table:table-cell table:formula="of:=SUM([.AE26:.AE32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59"/>
          <table:table-cell table:style-name="ce195"/>
          <table:table-cell table:style-name="ce217"/>
          <table:table-cell table:style-name="ce242"/>
          <table:table-cell table:style-name="ce266"/>
          <table:table-cell table:style-name="ce288"/>
          <table:table-cell table:style-name="ce305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59"/>
          <table:table-cell table:style-name="ce195"/>
          <table:table-cell table:style-name="ce217"/>
          <table:table-cell table:style-name="ce242"/>
          <table:table-cell table:style-name="ce266"/>
          <table:table-cell table:style-name="ce288"/>
          <table:table-cell table:style-name="ce30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5"/>
          <table:table-cell table:style-name="ce160"/>
          <table:table-cell table:style-name="ce171"/>
          <table:table-cell table:style-name="ce185"/>
          <table:table-cell table:style-name="ce196"/>
          <table:table-cell table:style-name="ce207" office:value-type="string" calcext:value-type="string">
            <text:p>Fold 2</text:p>
          </table:table-cell>
          <table:table-cell table:style-name="ce21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59"/>
          <table:table-cell table:style-name="ce195"/>
          <table:table-cell table:style-name="ce217"/>
          <table:table-cell table:style-name="ce242"/>
          <table:table-cell table:style-name="ce266"/>
          <table:table-cell table:style-name="ce288"/>
          <table:table-cell table:style-name="ce305"/>
          <table:table-cell table:number-columns-repeated="1006"/>
        </table:table-row>
        <table:table-row table:style-name="ro1" table:number-rows-repeated="8">
          <table:table-cell table:number-columns-repeated="11"/>
          <table:table-cell table:style-name="ce147"/>
          <table:table-cell table:style-name="ce162"/>
          <table:table-cell table:style-name="ce173"/>
          <table:table-cell table:style-name="ce187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number-columns-repeated="11"/>
          <table:table-cell table:style-name="ce159"/>
          <table:table-cell table:style-name="ce195"/>
          <table:table-cell table:style-name="ce217"/>
          <table:table-cell table:style-name="ce242"/>
          <table:table-cell table:style-name="ce266"/>
          <table:table-cell table:style-name="ce288"/>
          <table:table-cell table:style-name="ce305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167"/>
          <table:table-cell table:style-name="ce195"/>
          <table:table-cell table:style-name="ce217"/>
          <table:table-cell table:style-name="ce242"/>
          <table:table-cell table:style-name="ce266"/>
          <table:table-cell table:style-name="ce288"/>
          <table:table-cell table:style-name="ce30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 office:value-type="string" calcext:value-type="string">
            <text:p>Fold 2</text:p>
          </table:table-cell>
          <table:table-cell table:style-name="ce22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75"/>
          <table:table-cell table:style-name="ce203"/>
          <table:table-cell table:style-name="ce233"/>
          <table:table-cell table:style-name="ce250"/>
          <table:table-cell table:style-name="ce277"/>
          <table:table-cell table:style-name="ce297"/>
          <table:table-cell table:style-name="ce312"/>
          <table:table-cell table:number-columns-repeated="1006"/>
        </table:table-row>
        <table:table-row table:style-name="ro1">
          <table:table-cell table:number-columns-repeated="11"/>
          <table:table-cell table:style-name="ce176"/>
          <table:table-cell table:style-name="ce203"/>
          <table:table-cell table:style-name="ce233"/>
          <table:table-cell table:style-name="ce250"/>
          <table:table-cell table:style-name="ce277"/>
          <table:table-cell table:style-name="ce297"/>
          <table:table-cell table:style-name="ce312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75"/>
          <table:table-cell table:style-name="ce203"/>
          <table:table-cell table:style-name="ce233"/>
          <table:table-cell table:style-name="ce250"/>
          <table:table-cell table:style-name="ce277"/>
          <table:table-cell table:style-name="ce297"/>
          <table:table-cell table:style-name="ce31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78"/>
          <table:table-cell table:style-name="ce206"/>
          <table:table-cell table:style-name="ce234"/>
          <table:table-cell table:style-name="ce252"/>
          <table:table-cell table:style-name="ce279"/>
          <table:table-cell table:style-name="ce298"/>
          <table:table-cell table:style-name="ce313"/>
          <table:table-cell table:number-columns-repeated="1006"/>
        </table:table-row>
        <table:table-row table:style-name="ro1">
          <table:table-cell table:number-columns-repeated="11"/>
          <table:table-cell table:style-name="ce181"/>
          <table:table-cell table:style-name="ce206"/>
          <table:table-cell table:style-name="ce234"/>
          <table:table-cell table:style-name="ce252"/>
          <table:table-cell table:style-name="ce279"/>
          <table:table-cell table:style-name="ce298"/>
          <table:table-cell table:style-name="ce313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78"/>
          <table:table-cell table:style-name="ce206"/>
          <table:table-cell table:style-name="ce234"/>
          <table:table-cell table:style-name="ce252"/>
          <table:table-cell table:style-name="ce279"/>
          <table:table-cell table:style-name="ce298"/>
          <table:table-cell table:style-name="ce31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84"/>
          <table:table-cell table:style-name="ce211"/>
          <table:table-cell table:style-name="ce235"/>
          <table:table-cell table:style-name="ce253"/>
          <table:table-cell table:style-name="ce280"/>
          <table:table-cell table:style-name="ce299"/>
          <table:table-cell table:style-name="ce314"/>
          <table:table-cell table:number-columns-repeated="1006"/>
        </table:table-row>
        <table:table-row table:style-name="ro1">
          <table:table-cell table:number-columns-repeated="11"/>
          <table:table-cell table:style-name="ce189"/>
          <table:table-cell table:style-name="ce211"/>
          <table:table-cell table:style-name="ce235"/>
          <table:table-cell table:style-name="ce253"/>
          <table:table-cell table:style-name="ce280"/>
          <table:table-cell table:style-name="ce299"/>
          <table:table-cell table:style-name="ce314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84"/>
          <table:table-cell table:style-name="ce211"/>
          <table:table-cell table:style-name="ce235"/>
          <table:table-cell table:style-name="ce253"/>
          <table:table-cell table:style-name="ce280"/>
          <table:table-cell table:style-name="ce299"/>
          <table:table-cell table:style-name="ce314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226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226" table:number-columns-repeated="3"/>
          <table:table-cell table:number-columns-repeated="986"/>
        </table:table-row>
        <calcext:conditional-formats>
          <calcext:conditional-format calcext:target-range-address="MEG.L12:MEG.L18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 MEG.L34:MEG.L35 MEG.L37:MEG.L44 MEG.L26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3:MEG.M54 MEG.M34:MEG.M35 MEG.M37:MEG.M44 MEG.M26:MEG.M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3:MEG.N54 MEG.N34:MEG.N35 MEG.N37:MEG.N44 MEG.N26:MEG.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3:MEG.O54 MEG.O34:MEG.O35 MEG.O37:MEG.O44 MEG.O26:MEG.O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4 MEG.P34:MEG.P35 MEG.P38:MEG.P44 MEG.P26:MEG.P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3:MEG.Q54 MEG.Q34:MEG.Q35 MEG.Q37:MEG.Q44 MEG.Q26:MEG.Q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3:MEG.R54 MEG.R34:MEG.R35 MEG.R37:MEG.R44 MEG.R26:MEG.R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5:MEG.L69 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6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5:MEG.L79 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4:MEG.L7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5:MEG.L89 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5:MEG.L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5:MEG.M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5:MEG.N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5:MEG.O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5:MEG.P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5:MEG.Q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5:MEG.R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6:MEG.O62 MEG.Q56:MEG.W62 MEG.Y56:MEG.AE62 MEG.AG56:MEG.AM62 MEG.AJ97:MEG.AL104 MEG.AO56:MEG.AU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56:MEG.G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27:MEG.AMJ32 MEG.Y26:MEG.AM32 MEG.AO26:MEG.AMJ26 MEG.A26:MEG.W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5:MEG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5:MEG.M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5:MEG.N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5:MEG.O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5:MEG.P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5:MEG.Q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5:MEG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6:MEG.L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6:MEG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6:MEG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6:MEG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6:MEG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6:MEG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6:MEG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37:MEG.O43 MEG.Q37:MEG.W43 MEG.Y37:MEG.AE43 MEG.AG37:MEG.AM43 MEG.AO37:MEG.AU43 MEG.A37:MEG.G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5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5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5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5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5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5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5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26:MEG.A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6:MEG.X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6:MEG.X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7:MEG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7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31"/>
          <table:table-cell table:style-name="ce336"/>
          <table:table-cell table:style-name="ce339"/>
          <table:table-cell table:style-name="ce342"/>
          <table:table-cell table:style-name="ce344"/>
          <table:table-cell table:style-name="ce347" office:value-type="string" calcext:value-type="string">
            <text:p>Fold 2</text:p>
          </table:table-cell>
          <table:table-cell table:style-name="ce35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333"/>
          <table:table-cell table:style-name="ce337"/>
          <table:table-cell table:style-name="ce341"/>
          <table:table-cell table:style-name="ce343"/>
          <table:table-cell table:style-name="ce345"/>
          <table:table-cell table:style-name="ce348"/>
          <table:table-cell table:style-name="ce35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35"/>
          <table:table-cell table:style-name="ce337"/>
          <table:table-cell table:style-name="ce341"/>
          <table:table-cell table:style-name="ce343"/>
          <table:table-cell table:style-name="ce345"/>
          <table:table-cell table:style-name="ce348" office:value-type="string" calcext:value-type="string">
            <text:p>Fold 2</text:p>
          </table:table-cell>
          <table:table-cell table:style-name="ce35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8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58"/>
          <table:table-cell table:style-name="ce370"/>
          <table:table-cell table:style-name="ce379"/>
          <table:table-cell table:style-name="ce388"/>
          <table:table-cell table:style-name="ce397"/>
          <table:table-cell table:style-name="ce404" office:value-type="string" calcext:value-type="string">
            <text:p>Fold 2</text:p>
          </table:table-cell>
          <table:table-cell table:style-name="ce41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54" office:value-type="float" office:value="226.8" calcext:value-type="float">
            <text:p>226.80</text:p>
          </table:table-cell>
          <table:table-cell table:style-name="ce254" office:value-type="float" office:value="216.6" calcext:value-type="float">
            <text:p>216.60</text:p>
          </table:table-cell>
          <table:table-cell table:style-name="ce254" office:value-type="float" office:value="101.2" calcext:value-type="float">
            <text:p>101.20</text:p>
          </table:table-cell>
          <table:table-cell table:style-name="ce254" office:value-type="float" office:value="17.2" calcext:value-type="float">
            <text:p>17.20</text:p>
          </table:table-cell>
          <table:table-cell table:style-name="ce254" office:value-type="float" office:value="5" calcext:value-type="float">
            <text:p>5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.2" calcext:value-type="float">
            <text:p>1.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2" calcext:value-type="float">
            <text:p>452</text:p>
          </table:table-cell>
          <table:table-cell table:style-name="ce256" office:value-type="float" office:value="112" calcext:value-type="float">
            <text:p>112</text:p>
          </table:table-cell>
          <table:table-cell table:style-name="ce261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00"/>
          <table:table-cell table:style-name="ce307" office:value-type="float" office:value="296" calcext:value-type="float">
            <text:p>296</text:p>
          </table:table-cell>
          <table:table-cell table:style-name="ce315" office:value-type="float" office:value="116" calcext:value-type="float">
            <text:p>116</text:p>
          </table:table-cell>
          <table:table-cell table:style-name="ce256" office:value-type="float" office:value="131" calcext:value-type="float">
            <text:p>131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/>
          <table:table-cell table:style-name="ce256" office:value-type="float" office:value="425" calcext:value-type="float">
            <text:p>42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97" calcext:value-type="float">
            <text:p>97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413" calcext:value-type="float">
            <text:p>4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42" calcext:value-type="float">
            <text:p>142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15" calcext:value-type="float">
            <text:p>515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25.2" calcext:value-type="float">
            <text:p>25.20</text:p>
          </table:table-cell>
          <table:table-cell table:style-name="ce254" office:value-type="float" office:value="41" calcext:value-type="float">
            <text:p>41.00</text:p>
          </table:table-cell>
          <table:table-cell table:style-name="ce254" office:value-type="float" office:value="63.4" calcext:value-type="float">
            <text:p>63.40</text:p>
          </table:table-cell>
          <table:table-cell table:style-name="ce254" office:value-type="float" office:value="59" calcext:value-type="float">
            <text:p>59.00</text:p>
          </table:table-cell>
          <table:table-cell table:style-name="ce254" office:value-type="float" office:value="61.8" calcext:value-type="float">
            <text:p>61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65.6" calcext:value-type="float">
            <text:p>65.6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12" calcext:value-type="float">
            <text:p>112</text:p>
          </table:table-cell>
          <table:table-cell table:style-name="ce256" office:value-type="float" office:value="96" calcext:value-type="float">
            <text:p>96</text:p>
          </table:table-cell>
          <table:table-cell table:style-name="ce262" office:value-type="float" office:value="13" calcext:value-type="float">
            <text:p>13</text:p>
          </table:table-cell>
          <table:table-cell table:style-name="ce273" office:value-type="float" office:value="45" calcext:value-type="float">
            <text:p>45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50" calcext:value-type="float">
            <text:p>50</text:p>
          </table:table-cell>
          <table:table-cell table:style-name="ce300"/>
          <table:table-cell table:style-name="ce307" office:value-type="float" office:value="25" calcext:value-type="float">
            <text:p>25</text:p>
          </table:table-cell>
          <table:table-cell table:style-name="ce315" office:value-type="float" office:value="15" calcext:value-type="float">
            <text:p>15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float" office:value="101" calcext:value-type="float">
            <text:p>101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3" calcext:value-type="float">
            <text:p>83</text:p>
          </table:table-cell>
          <table:table-cell table:style-name="ce14"/>
          <table:table-cell table:style-name="ce256" office:value-type="float" office:value="61" calcext:value-type="float">
            <text:p>6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75" calcext:value-type="float">
            <text:p>75</text:p>
          </table:table-cell>
          <table:table-cell table:style-name="ce14"/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08" calcext:value-type="float">
            <text:p>108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8" calcext:value-type="float">
            <text:p>78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190" calcext:value-type="float">
            <text:p>1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34" calcext:value-type="float">
            <text:p>34.00</text:p>
          </table:table-cell>
          <table:table-cell table:style-name="ce254" office:value-type="float" office:value="71" calcext:value-type="float">
            <text:p>71.00</text:p>
          </table:table-cell>
          <table:table-cell table:style-name="ce254" office:value-type="float" office:value="146" calcext:value-type="float">
            <text:p>146.00</text:p>
          </table:table-cell>
          <table:table-cell table:style-name="ce254" office:value-type="float" office:value="53" calcext:value-type="float">
            <text:p>53.00</text:p>
          </table:table-cell>
          <table:table-cell table:style-name="ce254" office:value-type="float" office:value="10" calcext:value-type="float">
            <text:p>10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2" calcext:value-type="float">
            <text:p>2.00</text:p>
          </table:table-cell>
          <table:table-cell table:style-name="ce14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33" calcext:value-type="float">
            <text:p>133</text:p>
          </table:table-cell>
          <table:table-cell table:style-name="ce256" office:value-type="float" office:value="154" calcext:value-type="float">
            <text:p>154</text:p>
          </table:table-cell>
          <table:table-cell table:style-name="ce262" office:value-type="float" office:value="18" calcext:value-type="float">
            <text:p>18</text:p>
          </table:table-cell>
          <table:table-cell table:style-name="ce273" office:value-type="float" office:value="9" calcext:value-type="float">
            <text:p>9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2" calcext:value-type="float">
            <text:p>2</text:p>
          </table:table-cell>
          <table:table-cell table:style-name="ce300"/>
          <table:table-cell table:style-name="ce307" office:value-type="float" office:value="41" calcext:value-type="float">
            <text:p>41</text:p>
          </table:table-cell>
          <table:table-cell table:style-name="ce315" office:value-type="float" office:value="51" calcext:value-type="float">
            <text:p>51</text:p>
          </table:table-cell>
          <table:table-cell table:style-name="ce256" office:value-type="float" office:value="107" calcext:value-type="float">
            <text:p>107</text:p>
          </table:table-cell>
          <table:table-cell table:style-name="ce256" office:value-type="float" office:value="106" calcext:value-type="float">
            <text:p>106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64" calcext:value-type="float">
            <text:p>6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1" calcext:value-type="float">
            <text:p>161</text:p>
          </table:table-cell>
          <table:table-cell table:style-name="ce256" office:value-type="float" office:value="87" calcext:value-type="float">
            <text:p>8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14"/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3" calcext:value-type="float">
            <text:p>24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71" calcext:value-type="float">
            <text:p>171</text:p>
          </table:table-cell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26" calcext:value-type="float">
            <text:p>2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.4" calcext:value-type="float">
            <text:p>0.4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7.4" calcext:value-type="float">
            <text:p>37.40</text:p>
          </table:table-cell>
          <table:table-cell table:style-name="ce254" office:value-type="float" office:value="70.8" calcext:value-type="float">
            <text:p>70.80</text:p>
          </table:table-cell>
          <table:table-cell table:style-name="ce254" office:value-type="float" office:value="122.2" calcext:value-type="float">
            <text:p>122.2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85" calcext:value-type="float">
            <text:p>85.0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6" office:value-type="float" office:value="23" calcext:value-type="float">
            <text:p>23</text:p>
          </table:table-cell>
          <table:table-cell table:style-name="ce262" office:value-type="float" office:value="38" calcext:value-type="float">
            <text:p>38</text:p>
          </table:table-cell>
          <table:table-cell table:style-name="ce273" office:value-type="float" office:value="126" calcext:value-type="float">
            <text:p>126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129" calcext:value-type="float">
            <text:p>129</text:p>
          </table:table-cell>
          <table:table-cell table:style-name="ce300"/>
          <table:table-cell table:style-name="ce307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127" calcext:value-type="float">
            <text:p>12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6" calcext:value-type="float">
            <text:p>76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74" calcext:value-type="float">
            <text:p>174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54" calcext:value-type="float">
            <text:p>154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6" calcext:value-type="float">
            <text:p>46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3" calcext:value-type="float">
            <text:p>63</text:p>
          </table:table-cell>
          <table:table-cell table:style-name="ce256" office:value-type="float" office:value="247" calcext:value-type="float">
            <text:p>24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.8" calcext:value-type="float">
            <text:p>3.80</text:p>
          </table:table-cell>
          <table:table-cell table:style-name="ce254" office:value-type="float" office:value="34.8" calcext:value-type="float">
            <text:p>34.80</text:p>
          </table:table-cell>
          <table:table-cell table:style-name="ce254" office:value-type="float" office:value="249.8" calcext:value-type="float">
            <text:p>249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343.4" calcext:value-type="float">
            <text:p>343.4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float" office:value="16" calcext:value-type="float">
            <text:p>16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129" calcext:value-type="float">
            <text:p>129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462" calcext:value-type="float">
            <text:p>46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126" calcext:value-type="float">
            <text:p>126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6" calcext:value-type="float">
            <text:p>45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71" calcext:value-type="float">
            <text:p>7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61" calcext:value-type="float">
            <text:p>561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82" calcext:value-type="float">
            <text:p>382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38" calcext:value-type="float">
            <text:p>238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612" calcext:value-type="float">
            <text:p>61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54" office:value-type="float" office:value="0" calcext:value-type="float">
            <text:p>0.00</text:p>
          </table:table-cell>
          <table:table-cell table:style-name="ce254" office:value-type="float" office:value="6" calcext:value-type="float">
            <text:p>6.00</text:p>
          </table:table-cell>
          <table:table-cell table:style-name="ce254" office:value-type="float" office:value="34.6" calcext:value-type="float">
            <text:p>34.60</text:p>
          </table:table-cell>
          <table:table-cell table:style-name="ce254" office:value-type="float" office:value="86" calcext:value-type="float">
            <text:p>86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89.4" calcext:value-type="float">
            <text:p>189.40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6" calcext:value-type="float">
            <text:p>6</text:p>
          </table:table-cell>
          <table:table-cell table:style-name="ce263" office:value-type="float" office:value="5" calcext:value-type="float">
            <text:p>5</text:p>
          </table:table-cell>
          <table:table-cell table:style-name="ce274" office:value-type="float" office:value="25" calcext:value-type="float">
            <text:p>25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280" calcext:value-type="float">
            <text:p>280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6" calcext:value-type="float">
            <text:p>24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96" calcext:value-type="float">
            <text:p>196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5" calcext:value-type="float">
            <text:p>225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06" calcext:value-type="float">
            <text:p>30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15.2" calcext:value-type="float">
            <text:p>15.20</text:p>
          </table:table-cell>
          <table:table-cell table:style-name="ce254" office:value-type="float" office:value="49.2" calcext:value-type="float">
            <text:p>49.20</text:p>
          </table:table-cell>
          <table:table-cell table:style-name="ce254" office:value-type="float" office:value="144" calcext:value-type="float">
            <text:p>144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07.4" calcext:value-type="float">
            <text:p>107.4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2" calcext:value-type="float">
            <text:p>42</text:p>
          </table:table-cell>
          <table:table-cell table:style-name="ce263" office:value-type="float" office:value="40" calcext:value-type="float">
            <text:p>40</text:p>
          </table:table-cell>
          <table:table-cell table:style-name="ce274" office:value-type="float" office:value="122" calcext:value-type="float">
            <text:p>122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111" calcext:value-type="float">
            <text:p>111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113" calcext:value-type="float">
            <text:p>1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7" calcext:value-type="float">
            <text:p>127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39" calcext:value-type="float">
            <text:p>3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77" calcext:value-type="float">
            <text:p>277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float" office:value="219" calcext:value-type="float">
            <text:p>219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" calcext:value-type="float">
            <text:p>2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266" calcext:value-type="float">
            <text:p>26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4" table:number-columns-repeated="8"/>
          <table:table-cell table:style-name="ce258" table:number-columns-repeated="2"/>
          <table:table-cell table:style-name="ce14"/>
          <table:table-cell table:style-name="ce264"/>
          <table:table-cell table:style-name="ce275"/>
          <table:table-cell table:style-name="ce284"/>
          <table:table-cell table:style-name="ce293"/>
          <table:table-cell table:style-name="ce301"/>
          <table:table-cell table:style-name="ce407"/>
          <table:table-cell table:style-name="ce317"/>
          <table:table-cell table:style-name="ce14" table:number-columns-repeated="1006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63"/>
          <table:table-cell table:style-name="ce374"/>
          <table:table-cell table:style-name="ce383"/>
          <table:table-cell table:style-name="ce392"/>
          <table:table-cell table:style-name="ce400"/>
          <table:table-cell table:style-name="ce408"/>
          <table:table-cell table:style-name="ce417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363"/>
          <table:table-cell table:style-name="ce374"/>
          <table:table-cell table:style-name="ce383"/>
          <table:table-cell table:style-name="ce392"/>
          <table:table-cell table:style-name="ce400"/>
          <table:table-cell table:style-name="ce408"/>
          <table:table-cell table:style-name="ce417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64"/>
          <table:table-cell table:style-name="ce375"/>
          <table:table-cell table:style-name="ce384"/>
          <table:table-cell table:style-name="ce393"/>
          <table:table-cell table:style-name="ce401"/>
          <table:table-cell table:style-name="ce409" office:value-type="string" calcext:value-type="string">
            <text:p>Fold 2</text:p>
          </table:table-cell>
          <table:table-cell table:style-name="ce41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322" office:value-type="float" office:value="180.6" calcext:value-type="float">
            <text:p>180.6</text:p>
          </table:table-cell>
          <table:table-cell table:style-name="ce322" office:value-type="float" office:value="63.8" calcext:value-type="float">
            <text:p>63.8</text:p>
          </table:table-cell>
          <table:table-cell table:style-name="ce322" office:value-type="float" office:value="151" calcext:value-type="float">
            <text:p>151</text:p>
          </table:table-cell>
          <table:table-cell table:style-name="ce322" office:value-type="float" office:value="118.2" calcext:value-type="float">
            <text:p>118.2</text:p>
          </table:table-cell>
          <table:table-cell table:style-name="ce322" office:value-type="float" office:value="37.4" calcext:value-type="float">
            <text:p>37.4</text:p>
          </table:table-cell>
          <table:table-cell table:style-name="ce322" office:value-type="float" office:value="8.4" calcext:value-type="float">
            <text:p>8.4</text:p>
          </table:table-cell>
          <table:table-cell table:style-name="ce322" office:value-type="float" office:value="8.6" calcext:value-type="float">
            <text:p>8.6</text:p>
          </table:table-cell>
          <table:table-cell/>
          <table:table-cell table:style-name="ce259" office:value-type="float" office:value="135" calcext:value-type="float">
            <text:p>135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257" calcext:value-type="float">
            <text:p>257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74" calcext:value-type="float">
            <text:p>74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float" office:value="2" calcext:value-type="float">
            <text:p>2</text:p>
          </table:table-cell>
          <table:table-cell/>
          <table:table-cell table:style-name="ce322" office:value-type="float" office:value="216" calcext:value-type="float">
            <text:p>216</text:p>
          </table:table-cell>
          <table:table-cell table:style-name="ce322" office:value-type="float" office:value="34" calcext:value-type="float">
            <text:p>34</text:p>
          </table:table-cell>
          <table:table-cell table:style-name="ce322" office:value-type="float" office:value="18" calcext:value-type="float">
            <text:p>18</text:p>
          </table:table-cell>
          <table:table-cell table:style-name="ce322" office:value-type="float" office:value="235" calcext:value-type="float">
            <text:p>235</text:p>
          </table:table-cell>
          <table:table-cell table:style-name="ce322" office:value-type="float" office:value="59" calcext:value-type="float">
            <text:p>59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2" calcext:value-type="float">
            <text:p>2</text:p>
          </table:table-cell>
          <table:table-cell/>
          <table:table-cell table:style-name="ce322" office:value-type="float" office:value="93" calcext:value-type="float">
            <text:p>93</text:p>
          </table:table-cell>
          <table:table-cell table:style-name="ce322" office:value-type="float" office:value="177" calcext:value-type="float">
            <text:p>177</text:p>
          </table:table-cell>
          <table:table-cell table:style-name="ce322" office:value-type="float" office:value="145" calcext:value-type="float">
            <text:p>145</text:p>
          </table:table-cell>
          <table:table-cell table:style-name="ce322" office:value-type="float" office:value="118" calcext:value-type="float">
            <text:p>118</text:p>
          </table:table-cell>
          <table:table-cell table:style-name="ce322" office:value-type="float" office:value="19" calcext:value-type="float">
            <text:p>19</text:p>
          </table:table-cell>
          <table:table-cell table:style-name="ce322" office:value-type="float" office:value="3" calcext:value-type="float">
            <text:p>3</text:p>
          </table:table-cell>
          <table:table-cell table:style-name="ce322" office:value-type="float" office:value="13" calcext:value-type="float">
            <text:p>13</text:p>
          </table:table-cell>
          <table:table-cell/>
          <table:table-cell table:style-name="ce322" office:value-type="float" office:value="288" calcext:value-type="float">
            <text:p>288</text:p>
          </table:table-cell>
          <table:table-cell table:style-name="ce322" office:value-type="float" office:value="35" calcext:value-type="float">
            <text:p>35</text:p>
          </table:table-cell>
          <table:table-cell table:style-name="ce322" office:value-type="float" office:value="113" calcext:value-type="float">
            <text:p>113</text:p>
          </table:table-cell>
          <table:table-cell table:style-name="ce322" office:value-type="float" office:value="87" calcext:value-type="float">
            <text:p>87</text:p>
          </table:table-cell>
          <table:table-cell table:style-name="ce322" office:value-type="float" office:value="19" calcext:value-type="float">
            <text:p>19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22" calcext:value-type="float">
            <text:p>22</text:p>
          </table:table-cell>
          <table:table-cell/>
          <table:table-cell table:style-name="ce322" office:value-type="float" office:value="171" calcext:value-type="float">
            <text:p>171</text:p>
          </table:table-cell>
          <table:table-cell table:style-name="ce322" office:value-type="float" office:value="42" calcext:value-type="float">
            <text:p>42</text:p>
          </table:table-cell>
          <table:table-cell table:style-name="ce322" office:value-type="float" office:value="222" calcext:value-type="float">
            <text:p>222</text:p>
          </table:table-cell>
          <table:table-cell table:style-name="ce322" office:value-type="float" office:value="111" calcext:value-type="float">
            <text:p>111</text:p>
          </table:table-cell>
          <table:table-cell table:style-name="ce322" office:value-type="float" office:value="16" calcext:value-type="float">
            <text:p>16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style-name="ce322" office:value-type="float" office:value="66.2" calcext:value-type="float">
            <text:p>66.2</text:p>
          </table:table-cell>
          <table:table-cell table:style-name="ce322" office:value-type="float" office:value="32.8" calcext:value-type="float">
            <text:p>32.8</text:p>
          </table:table-cell>
          <table:table-cell table:style-name="ce322" office:value-type="float" office:value="39" calcext:value-type="float">
            <text:p>39</text:p>
          </table:table-cell>
          <table:table-cell table:style-name="ce322" office:value-type="float" office:value="25.4" calcext:value-type="float">
            <text:p>25.4</text:p>
          </table:table-cell>
          <table:table-cell table:style-name="ce322" office:value-type="float" office:value="79.4" calcext:value-type="float">
            <text:p>79.4</text:p>
          </table:table-cell>
          <table:table-cell table:style-name="ce322" office:value-type="float" office:value="42.6" calcext:value-type="float">
            <text:p>42.6</text:p>
          </table:table-cell>
          <table:table-cell table:style-name="ce322" office:value-type="float" office:value="30.6" calcext:value-type="float">
            <text:p>30.6</text:p>
          </table:table-cell>
          <table:table-cell/>
          <table:table-cell table:style-name="ce259" office:value-type="float" office:value="48" calcext:value-type="float">
            <text:p>48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83" calcext:value-type="float">
            <text:p>83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32" calcext:value-type="float">
            <text:p>132</text:p>
          </table:table-cell>
          <table:table-cell table:style-name="ce259" office:value-type="float" office:value="42" calcext:value-type="float">
            <text:p>42</text:p>
          </table:table-cell>
          <table:table-cell table:style-name="ce259" office:value-type="float" office:value="0" calcext:value-type="float">
            <text:p>0</text:p>
          </table:table-cell>
          <table:table-cell/>
          <table:table-cell table:style-name="ce410" office:value-type="float" office:value="82" calcext:value-type="float">
            <text:p>82</text:p>
          </table:table-cell>
          <table:table-cell table:style-name="ce419" office:value-type="float" office:value="38" calcext:value-type="float">
            <text:p>38</text:p>
          </table:table-cell>
          <table:table-cell table:style-name="ce322" office:value-type="float" office:value="10" calcext:value-type="float">
            <text:p>10</text:p>
          </table:table-cell>
          <table:table-cell table:style-name="ce322" office:value-type="float" office:value="77" calcext:value-type="float">
            <text:p>77</text:p>
          </table:table-cell>
          <table:table-cell table:style-name="ce322" office:value-type="float" office:value="73" calcext:value-type="float">
            <text:p>73</text:p>
          </table:table-cell>
          <table:table-cell table:style-name="ce322" office:value-type="float" office:value="28" calcext:value-type="float">
            <text:p>28</text:p>
          </table:table-cell>
          <table:table-cell table:style-name="ce322" office:value-type="float" office:value="8" calcext:value-type="float">
            <text:p>8</text:p>
          </table:table-cell>
          <table:table-cell/>
          <table:table-cell table:style-name="ce322" office:value-type="float" office:value="15" calcext:value-type="float">
            <text:p>15</text:p>
          </table:table-cell>
          <table:table-cell table:style-name="ce322" office:value-type="float" office:value="113" calcext:value-type="float">
            <text:p>113</text:p>
          </table:table-cell>
          <table:table-cell table:style-name="ce322" office:value-type="float" office:value="29" calcext:value-type="float">
            <text:p>29</text:p>
          </table:table-cell>
          <table:table-cell table:style-name="ce322" office:value-type="float" office:value="12" calcext:value-type="float">
            <text:p>12</text:p>
          </table:table-cell>
          <table:table-cell table:style-name="ce322" office:value-type="float" office:value="97" calcext:value-type="float">
            <text:p>97</text:p>
          </table:table-cell>
          <table:table-cell table:style-name="ce322" office:value-type="float" office:value="46" calcext:value-type="float">
            <text:p>46</text:p>
          </table:table-cell>
          <table:table-cell table:style-name="ce322" office:value-type="float" office:value="4" calcext:value-type="float">
            <text:p>4</text:p>
          </table:table-cell>
          <table:table-cell/>
          <table:table-cell table:style-name="ce322" office:value-type="float" office:value="35" calcext:value-type="float">
            <text:p>35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43" calcext:value-type="float">
            <text:p>43</text:p>
          </table:table-cell>
          <table:table-cell table:style-name="ce322" office:value-type="float" office:value="21" calcext:value-type="float">
            <text:p>21</text:p>
          </table:table-cell>
          <table:table-cell table:style-name="ce322" office:value-type="float" office:value="38" calcext:value-type="float">
            <text:p>38</text:p>
          </table:table-cell>
          <table:table-cell table:style-name="ce322" office:value-type="float" office:value="39" calcext:value-type="float">
            <text:p>39</text:p>
          </table:table-cell>
          <table:table-cell table:style-name="ce322" office:value-type="float" office:value="140" calcext:value-type="float">
            <text:p>140</text:p>
          </table:table-cell>
          <table:table-cell/>
          <table:table-cell table:style-name="ce322" office:value-type="float" office:value="151" calcext:value-type="float">
            <text:p>15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0" calcext:value-type="float">
            <text:p>30</text:p>
          </table:table-cell>
          <table:table-cell table:style-name="ce322" office:value-type="float" office:value="17" calcext:value-type="float">
            <text:p>17</text:p>
          </table:table-cell>
          <table:table-cell table:style-name="ce322" office:value-type="float" office:value="57" calcext:value-type="float">
            <text:p>57</text:p>
          </table:table-cell>
          <table:table-cell table:style-name="ce322" office:value-type="float" office:value="58" calcext:value-type="float">
            <text:p>58</text:p>
          </table:table-cell>
          <table:table-cell table:style-name="ce32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322" office:value-type="float" office:value="28.6" calcext:value-type="float">
            <text:p>28.6</text:p>
          </table:table-cell>
          <table:table-cell table:style-name="ce322" office:value-type="float" office:value="43" calcext:value-type="float">
            <text:p>43</text:p>
          </table:table-cell>
          <table:table-cell table:style-name="ce322" office:value-type="float" office:value="130.4" calcext:value-type="float">
            <text:p>130.4</text:p>
          </table:table-cell>
          <table:table-cell table:style-name="ce322" office:value-type="float" office:value="40.6" calcext:value-type="float">
            <text:p>40.6</text:p>
          </table:table-cell>
          <table:table-cell table:style-name="ce322" office:value-type="float" office:value="43.4" calcext:value-type="float">
            <text:p>43.4</text:p>
          </table:table-cell>
          <table:table-cell table:style-name="ce322" office:value-type="float" office:value="3.4" calcext:value-type="float">
            <text:p>3.4</text:p>
          </table:table-cell>
          <table:table-cell table:style-name="ce322" office:value-type="float" office:value="26.6" calcext:value-type="float">
            <text:p>26.6</text:p>
          </table:table-cell>
          <table:table-cell/>
          <table:table-cell table:style-name="ce259" office:value-type="float" office:value="3" calcext:value-type="float">
            <text:p>3</text:p>
          </table:table-cell>
          <table:table-cell table:style-name="ce259" office:value-type="float" office:value="55" calcext:value-type="float">
            <text:p>55</text:p>
          </table:table-cell>
          <table:table-cell table:style-name="ce322" office:value-type="float" office:value="162" calcext:value-type="float">
            <text:p>162</text:p>
          </table:table-cell>
          <table:table-cell table:style-name="ce267" office:value-type="float" office:value="21" calcext:value-type="float">
            <text:p>21</text:p>
          </table:table-cell>
          <table:table-cell table:style-name="ce278" office:value-type="float" office:value="50" calcext:value-type="float">
            <text:p>50</text:p>
          </table:table-cell>
          <table:table-cell table:style-name="ce287" office:value-type="float" office:value="4" calcext:value-type="float">
            <text:p>4</text:p>
          </table:table-cell>
          <table:table-cell table:style-name="ce296" office:value-type="float" office:value="21" calcext:value-type="float">
            <text:p>21</text:p>
          </table:table-cell>
          <table:table-cell table:style-name="ce402"/>
          <table:table-cell table:style-name="ce410" office:value-type="float" office:value="90" calcext:value-type="float">
            <text:p>90</text:p>
          </table:table-cell>
          <table:table-cell table:style-name="ce419" office:value-type="float" office:value="23" calcext:value-type="float">
            <text:p>23</text:p>
          </table:table-cell>
          <table:table-cell table:style-name="ce322" office:value-type="float" office:value="9" calcext:value-type="float">
            <text:p>9</text:p>
          </table:table-cell>
          <table:table-cell table:style-name="ce322" office:value-type="float" office:value="91" calcext:value-type="float">
            <text:p>91</text:p>
          </table:table-cell>
          <table:table-cell table:style-name="ce322" office:value-type="float" office:value="103" calcext:value-type="float">
            <text:p>103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0" calcext:value-type="float">
            <text:p>30</text:p>
          </table:table-cell>
          <table:table-cell table:style-name="ce322" office:value-type="float" office:value="174" calcext:value-type="float">
            <text:p>174</text:p>
          </table:table-cell>
          <table:table-cell table:style-name="ce322" office:value-type="float" office:value="34" calcext:value-type="float">
            <text:p>34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office:value-type="float" office:value="6" calcext:value-type="float">
            <text:p>6</text:p>
          </table:table-cell>
          <table:table-cell table:style-name="ce322" office:value-type="float" office:value="38" calcext:value-type="float">
            <text:p>38</text:p>
          </table:table-cell>
          <table:table-cell/>
          <table:table-cell table:style-name="ce422" office:value-type="float" office:value="41" calcext:value-type="float">
            <text:p>41</text:p>
          </table:table-cell>
          <table:table-cell table:style-name="ce423" office:value-type="float" office:value="103" calcext:value-type="float">
            <text:p>103</text:p>
          </table:table-cell>
          <table:table-cell table:style-name="ce322" office:value-type="float" office:value="109" calcext:value-type="float">
            <text:p>109</text:p>
          </table:table-cell>
          <table:table-cell table:style-name="ce322" office:value-type="float" office:value="14" calcext:value-type="float">
            <text:p>14</text:p>
          </table:table-cell>
          <table:table-cell table:style-name="ce322" office:value-type="float" office:value="9" calcext:value-type="float">
            <text:p>9</text:p>
          </table:table-cell>
          <table:table-cell table:style-name="ce322" office:value-type="float" office:value="6" calcext:value-type="float">
            <text:p>6</text:p>
          </table:table-cell>
          <table:table-cell table:style-name="ce322" office:value-type="float" office:value="34" calcext:value-type="float">
            <text:p>34</text:p>
          </table:table-cell>
          <table:table-cell/>
          <table:table-cell table:style-name="ce322" office:value-type="float" office:value="7" calcext:value-type="float">
            <text:p>7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198" calcext:value-type="float">
            <text:p>198</text:p>
          </table:table-cell>
          <table:table-cell table:style-name="ce322" office:value-type="float" office:value="43" calcext:value-type="float">
            <text:p>43</text:p>
          </table:table-cell>
          <table:table-cell table:style-name="ce322" office:value-type="float" office:value="23" calcext:value-type="float">
            <text:p>23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40" calcext:value-type="float">
            <text:p>40</text:p>
          </table:table-cell>
          <table:table-cell table:number-columns-repeated="977"/>
        </table:table-row>
        <table:table-row table:style-name="ro1">
          <table:table-cell table:style-name="ce322" office:value-type="float" office:value="15.8" calcext:value-type="float">
            <text:p>15.8</text:p>
          </table:table-cell>
          <table:table-cell table:style-name="ce322" office:value-type="float" office:value="3.4" calcext:value-type="float">
            <text:p>3.4</text:p>
          </table:table-cell>
          <table:table-cell table:style-name="ce322" office:value-type="float" office:value="44.8" calcext:value-type="float">
            <text:p>44.8</text:p>
          </table:table-cell>
          <table:table-cell table:style-name="ce322" office:value-type="float" office:value="50.6" calcext:value-type="float">
            <text:p>50.6</text:p>
          </table:table-cell>
          <table:table-cell table:style-name="ce322" office:value-type="float" office:value="109.6" calcext:value-type="float">
            <text:p>109.6</text:p>
          </table:table-cell>
          <table:table-cell table:style-name="ce322" office:value-type="float" office:value="13.8" calcext:value-type="float">
            <text:p>13.8</text:p>
          </table:table-cell>
          <table:table-cell table:style-name="ce322" office:value-type="float" office:value="78" calcext:value-type="float">
            <text:p>78</text:p>
          </table:table-cell>
          <table:table-cell/>
          <table:table-cell table:style-name="ce322" office:value-type="float" office:value="3" calcext:value-type="float">
            <text:p>3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62" calcext:value-type="float">
            <text:p>62</text:p>
          </table:table-cell>
          <table:table-cell table:style-name="ce268" office:value-type="float" office:value="32" calcext:value-type="float">
            <text:p>32</text:p>
          </table:table-cell>
          <table:table-cell table:style-name="ce278" office:value-type="float" office:value="135" calcext:value-type="float">
            <text:p>135</text:p>
          </table:table-cell>
          <table:table-cell table:style-name="ce287" office:value-type="float" office:value="28" calcext:value-type="float">
            <text:p>28</text:p>
          </table:table-cell>
          <table:table-cell table:style-name="ce296" office:value-type="float" office:value="56" calcext:value-type="float">
            <text:p>56</text:p>
          </table:table-cell>
          <table:table-cell table:style-name="ce402"/>
          <table:table-cell table:style-name="ce410" office:value-type="float" office:value="68" calcext:value-type="float">
            <text:p>68</text:p>
          </table:table-cell>
          <table:table-cell table:style-name="ce419" office:value-type="float" office:value="16" calcext:value-type="float">
            <text:p>16</text:p>
          </table:table-cell>
          <table:table-cell table:style-name="ce322" office:value-type="float" office:value="7" calcext:value-type="float">
            <text:p>7</text:p>
          </table:table-cell>
          <table:table-cell table:style-name="ce322" office:value-type="float" office:value="130" calcext:value-type="float">
            <text:p>130</text:p>
          </table:table-cell>
          <table:table-cell table:style-name="ce322" office:value-type="float" office:value="91" calcext:value-type="float">
            <text:p>91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4" calcext:value-type="float">
            <text:p>4</text:p>
          </table:table-cell>
          <table:table-cell/>
          <table:table-cell table:number-columns-repeated="2" table:style-name="ce322" office:value-type="float" office:value="0" calcext:value-type="float">
            <text:p>0</text:p>
          </table:table-cell>
          <table:table-cell table:style-name="ce322" office:value-type="float" office:value="43" calcext:value-type="float">
            <text:p>43</text:p>
          </table:table-cell>
          <table:table-cell table:style-name="ce322" office:value-type="float" office:value="41" calcext:value-type="float">
            <text:p>41</text:p>
          </table:table-cell>
          <table:table-cell table:style-name="ce322" office:value-type="float" office:value="127" calcext:value-type="float">
            <text:p>127</text:p>
          </table:table-cell>
          <table:table-cell table:style-name="ce322" office:value-type="float" office:value="20" calcext:value-type="float">
            <text:p>20</text:p>
          </table:table-cell>
          <table:table-cell table:style-name="ce322" office:value-type="float" office:value="85" calcext:value-type="float">
            <text:p>85</text:p>
          </table:table-cell>
          <table:table-cell/>
          <table:table-cell table:style-name="ce422" office:value-type="float" office:value="6" calcext:value-type="float">
            <text:p>6</text:p>
          </table:table-cell>
          <table:table-cell table:style-name="ce423" office:value-type="float" office:value="1" calcext:value-type="float">
            <text:p>1</text:p>
          </table:table-cell>
          <table:table-cell table:style-name="ce322" office:value-type="float" office:value="98" calcext:value-type="float">
            <text:p>98</text:p>
          </table:table-cell>
          <table:table-cell table:style-name="ce322" office:value-type="float" office:value="14" calcext:value-type="float">
            <text:p>14</text:p>
          </table:table-cell>
          <table:table-cell table:style-name="ce322" office:value-type="float" office:value="155" calcext:value-type="float">
            <text:p>155</text:p>
          </table:table-cell>
          <table:table-cell table:style-name="ce322" office:value-type="float" office:value="20" calcext:value-type="float">
            <text:p>20</text:p>
          </table:table-cell>
          <table:table-cell table:style-name="ce322" office:value-type="float" office:value="22" calcext:value-type="float">
            <text:p>22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4" calcext:value-type="float">
            <text:p>14</text:p>
          </table:table-cell>
          <table:table-cell table:style-name="ce322" office:value-type="float" office:value="36" calcext:value-type="float">
            <text:p>36</text:p>
          </table:table-cell>
          <table:table-cell table:style-name="ce322" office:value-type="float" office:value="40" calcext:value-type="float">
            <text:p>40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23" calcext:value-type="float">
            <text:p>223</text:p>
          </table:table-cell>
          <table:table-cell table:number-columns-repeated="977"/>
        </table:table-row>
        <table:table-row table:style-name="ro1">
          <table:table-cell table:style-name="ce322" office:value-type="float" office:value="14.4" calcext:value-type="float">
            <text:p>14.4</text:p>
          </table:table-cell>
          <table:table-cell table:style-name="ce322" office:value-type="float" office:value="0.6" calcext:value-type="float">
            <text:p>0.6</text:p>
          </table:table-cell>
          <table:table-cell table:style-name="ce322" office:value-type="float" office:value="28" calcext:value-type="float">
            <text:p>28</text:p>
          </table:table-cell>
          <table:table-cell table:style-name="ce322" office:value-type="float" office:value="98.6" calcext:value-type="float">
            <text:p>98.6</text:p>
          </table:table-cell>
          <table:table-cell table:style-name="ce322" office:value-type="float" office:value="183.8" calcext:value-type="float">
            <text:p>183.8</text:p>
          </table:table-cell>
          <table:table-cell table:style-name="ce322" office:value-type="float" office:value="30.4" calcext:value-type="float">
            <text:p>30.4</text:p>
          </table:table-cell>
          <table:table-cell table:style-name="ce322" office:value-type="float" office:value="276.2" calcext:value-type="float">
            <text:p>276.2</text:p>
          </table:table-cell>
          <table:table-cell/>
          <table:table-cell table:number-columns-repeated="2" table:style-name="ce322" office:value-type="float" office:value="0" calcext:value-type="float">
            <text:p>0</text:p>
          </table:table-cell>
          <table:table-cell table:style-name="ce322" office:value-type="float" office:value="6" calcext:value-type="float">
            <text:p>6</text:p>
          </table:table-cell>
          <table:table-cell table:style-name="ce267" office:value-type="float" office:value="123" calcext:value-type="float">
            <text:p>123</text:p>
          </table:table-cell>
          <table:table-cell table:style-name="ce278" office:value-type="float" office:value="163" calcext:value-type="float">
            <text:p>163</text:p>
          </table:table-cell>
          <table:table-cell table:style-name="ce287" office:value-type="float" office:value="9" calcext:value-type="float">
            <text:p>9</text:p>
          </table:table-cell>
          <table:table-cell table:style-name="ce296" office:value-type="float" office:value="331" calcext:value-type="float">
            <text:p>331</text:p>
          </table:table-cell>
          <table:table-cell table:style-name="ce402"/>
          <table:table-cell table:style-name="ce410" office:value-type="float" office:value="57" calcext:value-type="float">
            <text:p>57</text:p>
          </table:table-cell>
          <table:table-cell table:style-name="ce419" office:value-type="float" office:value="3" calcext:value-type="float">
            <text:p>3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291" calcext:value-type="float">
            <text:p>291</text:p>
          </table:table-cell>
          <table:table-cell table:style-name="ce322" office:value-type="float" office:value="265" calcext:value-type="float">
            <text:p>265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8" calcext:value-type="float">
            <text:p>8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29" calcext:value-type="float">
            <text:p>29</text:p>
          </table:table-cell>
          <table:table-cell table:style-name="ce322" office:value-type="float" office:value="30" calcext:value-type="float">
            <text:p>30</text:p>
          </table:table-cell>
          <table:table-cell table:style-name="ce322" office:value-type="float" office:value="219" calcext:value-type="float">
            <text:p>219</text:p>
          </table:table-cell>
          <table:table-cell table:style-name="ce322" office:value-type="float" office:value="17" calcext:value-type="float">
            <text:p>17</text:p>
          </table:table-cell>
          <table:table-cell table:style-name="ce322" office:value-type="float" office:value="335" calcext:value-type="float">
            <text:p>335</text:p>
          </table:table-cell>
          <table:table-cell/>
          <table:table-cell table:style-name="ce422" office:value-type="float" office:value="9" calcext:value-type="float">
            <text:p>9</text:p>
          </table:table-cell>
          <table:table-cell table:style-name="ce423" office:value-type="float" office:value="0" calcext:value-type="float">
            <text:p>0</text:p>
          </table:table-cell>
          <table:table-cell table:style-name="ce322" office:value-type="float" office:value="83" calcext:value-type="float">
            <text:p>83</text:p>
          </table:table-cell>
          <table:table-cell table:style-name="ce322" office:value-type="float" office:value="15" calcext:value-type="float">
            <text:p>15</text:p>
          </table:table-cell>
          <table:table-cell table:style-name="ce322" office:value-type="float" office:value="118" calcext:value-type="float">
            <text:p>118</text:p>
          </table:table-cell>
          <table:table-cell table:style-name="ce322" office:value-type="float" office:value="119" calcext:value-type="float">
            <text:p>119</text:p>
          </table:table-cell>
          <table:table-cell table:style-name="ce322" office:value-type="float" office:value="288" calcext:value-type="float">
            <text:p>288</text:p>
          </table:table-cell>
          <table:table-cell/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8" calcext:value-type="float">
            <text:p>18</text:p>
          </table:table-cell>
          <table:table-cell table:style-name="ce322" office:value-type="float" office:value="34" calcext:value-type="float">
            <text:p>34</text:p>
          </table:table-cell>
          <table:table-cell table:style-name="ce322" office:value-type="float" office:value="154" calcext:value-type="float">
            <text:p>154</text:p>
          </table:table-cell>
          <table:table-cell table:style-name="ce322" office:value-type="float" office:value="3" calcext:value-type="float">
            <text:p>3</text:p>
          </table:table-cell>
          <table:table-cell table:style-name="ce322" office:value-type="float" office:value="419" calcext:value-type="float">
            <text:p>419</text:p>
          </table:table-cell>
          <table:table-cell table:number-columns-repeated="977"/>
        </table:table-row>
        <table:table-row table:style-name="ro1">
          <table:table-cell table:style-name="ce322" office:value-type="float" office:value="25.6" calcext:value-type="float">
            <text:p>25.6</text:p>
          </table:table-cell>
          <table:table-cell table:style-name="ce322" office:value-type="float" office:value="0.8" calcext:value-type="float">
            <text:p>0.8</text:p>
          </table:table-cell>
          <table:table-cell table:style-name="ce322" office:value-type="float" office:value="28.8" calcext:value-type="float">
            <text:p>28.8</text:p>
          </table:table-cell>
          <table:table-cell table:style-name="ce322" office:value-type="float" office:value="28.4" calcext:value-type="float">
            <text:p>28.4</text:p>
          </table:table-cell>
          <table:table-cell table:style-name="ce322" office:value-type="float" office:value="124.4" calcext:value-type="float">
            <text:p>124.4</text:p>
          </table:table-cell>
          <table:table-cell table:style-name="ce322" office:value-type="float" office:value="68.4" calcext:value-type="float">
            <text:p>68.4</text:p>
          </table:table-cell>
          <table:table-cell table:style-name="ce322" office:value-type="float" office:value="39.6" calcext:value-type="float">
            <text:p>39.6</text:p>
          </table:table-cell>
          <table:table-cell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3" calcext:value-type="float">
            <text:p>13</text:p>
          </table:table-cell>
          <table:table-cell table:style-name="ce267" office:value-type="float" office:value="52" calcext:value-type="float">
            <text:p>52</text:p>
          </table:table-cell>
          <table:table-cell table:style-name="ce278" office:value-type="float" office:value="22" calcext:value-type="float">
            <text:p>22</text:p>
          </table:table-cell>
          <table:table-cell table:style-name="ce287" office:value-type="float" office:value="189" calcext:value-type="float">
            <text:p>189</text:p>
          </table:table-cell>
          <table:table-cell table:style-name="ce296" office:value-type="float" office:value="39" calcext:value-type="float">
            <text:p>39</text:p>
          </table:table-cell>
          <table:table-cell table:style-name="ce402"/>
          <table:table-cell table:style-name="ce410" office:value-type="float" office:value="124" calcext:value-type="float">
            <text:p>124</text:p>
          </table:table-cell>
          <table:table-cell table:style-name="ce419" office:value-type="float" office:value="4" calcext:value-type="float">
            <text:p>4</text:p>
          </table:table-cell>
          <table:table-cell table:style-name="ce322" office:value-type="float" office:value="5" calcext:value-type="float">
            <text:p>5</text:p>
          </table:table-cell>
          <table:table-cell table:style-name="ce322" office:value-type="float" office:value="65" calcext:value-type="float">
            <text:p>65</text:p>
          </table:table-cell>
          <table:table-cell table:style-name="ce322" office:value-type="float" office:value="114" calcext:value-type="float">
            <text:p>114</text:p>
          </table:table-cell>
          <table:table-cell table:style-name="ce322" office:value-type="float" office:value="3" calcext:value-type="float">
            <text:p>3</text:p>
          </table:table-cell>
          <table:table-cell table:style-name="ce322" office:value-type="float" office:value="1" calcext:value-type="float">
            <text:p>1</text:p>
          </table:table-cell>
          <table:table-cell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float" office:value="16" calcext:value-type="float">
            <text:p>16</text:p>
          </table:table-cell>
          <table:table-cell table:style-name="ce322" office:value-type="float" office:value="235" calcext:value-type="float">
            <text:p>235</text:p>
          </table:table-cell>
          <table:table-cell table:style-name="ce322" office:value-type="float" office:value="10" calcext:value-type="float">
            <text:p>10</text:p>
          </table:table-cell>
          <table:table-cell table:style-name="ce322" office:value-type="float" office:value="38" calcext:value-type="float">
            <text:p>38</text:p>
          </table:table-cell>
          <table:table-cell/>
          <table:table-cell table:style-name="ce422" office:value-type="float" office:value="1" calcext:value-type="float">
            <text:p>1</text:p>
          </table:table-cell>
          <table:table-cell table:style-name="ce423" office:value-type="float" office:value="0" calcext:value-type="float">
            <text:p>0</text:p>
          </table:table-cell>
          <table:table-cell table:style-name="ce322" office:value-type="float" office:value="97" calcext:value-type="float">
            <text:p>97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44" calcext:value-type="float">
            <text:p>44</text:p>
          </table:table-cell>
          <table:table-cell table:style-name="ce322" office:value-type="float" office:value="115" calcext:value-type="float">
            <text:p>115</text:p>
          </table:table-cell>
          <table:table-cell table:style-name="ce322" office:value-type="float" office:value="55" calcext:value-type="float">
            <text:p>55</text:p>
          </table:table-cell>
          <table:table-cell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3" calcext:value-type="float">
            <text:p>13</text:p>
          </table:table-cell>
          <table:table-cell table:style-name="ce322" office:value-type="float" office:value="5" calcext:value-type="float">
            <text:p>5</text:p>
          </table:table-cell>
          <table:table-cell table:style-name="ce322" office:value-type="float" office:value="207" calcext:value-type="float">
            <text:p>207</text:p>
          </table:table-cell>
          <table:table-cell table:style-name="ce322" office:value-type="float" office:value="25" calcext:value-type="float">
            <text:p>25</text:p>
          </table:table-cell>
          <table:table-cell table:style-name="ce322" office:value-type="float" office:value="65" calcext:value-type="float">
            <text:p>65</text:p>
          </table:table-cell>
          <table:table-cell table:number-columns-repeated="977"/>
        </table:table-row>
        <table:table-row table:style-name="ro1">
          <table:table-cell table:style-name="ce322" office:value-type="float" office:value="18.4" calcext:value-type="float">
            <text:p>18.4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8.8" calcext:value-type="float">
            <text:p>8.8</text:p>
          </table:table-cell>
          <table:table-cell table:style-name="ce322" office:value-type="float" office:value="50.4" calcext:value-type="float">
            <text:p>50.4</text:p>
          </table:table-cell>
          <table:table-cell table:style-name="ce322" office:value-type="float" office:value="187.4" calcext:value-type="float">
            <text:p>187.4</text:p>
          </table:table-cell>
          <table:table-cell table:style-name="ce322" office:value-type="float" office:value="1.6" calcext:value-type="float">
            <text:p>1.6</text:p>
          </table:table-cell>
          <table:table-cell table:style-name="ce322" office:value-type="float" office:value="48.4" calcext:value-type="float">
            <text:p>48.4</text:p>
          </table:table-cell>
          <table:table-cell/>
          <table:table-cell table:number-columns-repeated="3" table:style-name="ce322" office:value-type="float" office:value="0" calcext:value-type="float">
            <text:p>0</text:p>
          </table:table-cell>
          <table:table-cell table:style-name="ce267" office:value-type="float" office:value="29" calcext:value-type="float">
            <text:p>29</text:p>
          </table:table-cell>
          <table:table-cell table:style-name="ce278" office:value-type="float" office:value="216" calcext:value-type="float">
            <text:p>216</text:p>
          </table:table-cell>
          <table:table-cell table:style-name="ce287" office:value-type="float" office:value="1" calcext:value-type="float">
            <text:p>1</text:p>
          </table:table-cell>
          <table:table-cell table:style-name="ce296" office:value-type="float" office:value="70" calcext:value-type="float">
            <text:p>70</text:p>
          </table:table-cell>
          <table:table-cell table:style-name="ce402"/>
          <table:table-cell table:style-name="ce410" office:value-type="float" office:value="73" calcext:value-type="float">
            <text:p>73</text:p>
          </table:table-cell>
          <table:table-cell table:style-name="ce419" office:value-type="float" office:value="5" calcext:value-type="float">
            <text:p>5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143" calcext:value-type="float">
            <text:p>143</text:p>
          </table:table-cell>
          <table:table-cell table:style-name="ce322" office:value-type="float" office:value="52" calcext:value-type="float">
            <text:p>52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41" calcext:value-type="float">
            <text:p>41</text:p>
          </table:table-cell>
          <table:table-cell/>
          <table:table-cell table:number-columns-repeated="3" table:style-name="ce32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89" calcext:value-type="float">
            <text:p>289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24" calcext:value-type="float">
            <text:p>24</text:p>
          </table:table-cell>
          <table:table-cell/>
          <table:table-cell table:style-name="ce422" office:value-type="float" office:value="17" calcext:value-type="float">
            <text:p>17</text:p>
          </table:table-cell>
          <table:table-cell table:style-name="ce423" office:value-type="float" office:value="0" calcext:value-type="float">
            <text:p>0</text:p>
          </table:table-cell>
          <table:table-cell table:style-name="ce322" office:value-type="float" office:value="40" calcext:value-type="float">
            <text:p>40</text:p>
          </table:table-cell>
          <table:table-cell table:style-name="ce322" office:value-type="float" office:value="30" calcext:value-type="float">
            <text:p>30</text:p>
          </table:table-cell>
          <table:table-cell table:style-name="ce322" office:value-type="float" office:value="188" calcext:value-type="float">
            <text:p>188</text:p>
          </table:table-cell>
          <table:table-cell table:style-name="ce322" office:value-type="float" office:value="5" calcext:value-type="float">
            <text:p>5</text:p>
          </table:table-cell>
          <table:table-cell table:style-name="ce322" office:value-type="float" office:value="36" calcext:value-type="float">
            <text:p>36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49" calcext:value-type="float">
            <text:p>49</text:p>
          </table:table-cell>
          <table:table-cell table:style-name="ce322" office:value-type="float" office:value="192" calcext:value-type="float">
            <text:p>192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71" calcext:value-type="float">
            <text:p>71</text:p>
          </table:table-cell>
          <table:table-cell table:number-columns-repeated="977"/>
        </table:table-row>
        <table:table-row table:style-name="ro1" table:number-rows-repeated="2">
          <table:table-cell table:number-columns-repeated="11"/>
          <table:table-cell table:style-name="ce367"/>
          <table:table-cell table:style-name="ce377"/>
          <table:table-cell table:style-name="ce386"/>
          <table:table-cell table:style-name="ce395"/>
          <table:table-cell table:style-name="ce402"/>
          <table:table-cell table:style-name="ce411"/>
          <table:table-cell table:style-name="ce42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68"/>
          <table:table-cell table:style-name="ce378"/>
          <table:table-cell table:style-name="ce387"/>
          <table:table-cell table:style-name="ce396"/>
          <table:table-cell table:style-name="ce403"/>
          <table:table-cell table:style-name="ce412"/>
          <table:table-cell table:style-name="ce421"/>
          <table:table-cell table:number-columns-repeated="1006"/>
        </table:table-row>
        <table:table-row table:style-name="ro1">
          <table:table-cell table:number-columns-repeated="11"/>
          <table:table-cell table:style-name="ce369"/>
          <table:table-cell table:style-name="ce378"/>
          <table:table-cell table:style-name="ce387"/>
          <table:table-cell table:style-name="ce396"/>
          <table:table-cell table:style-name="ce403"/>
          <table:table-cell table:style-name="ce412"/>
          <table:table-cell table:style-name="ce421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68"/>
          <table:table-cell table:style-name="ce378"/>
          <table:table-cell table:style-name="ce387"/>
          <table:table-cell table:style-name="ce396"/>
          <table:table-cell table:style-name="ce403"/>
          <table:table-cell table:style-name="ce412"/>
          <table:table-cell table:style-name="ce421"/>
          <table:table-cell table:number-columns-repeated="1006"/>
        </table:table-row>
        <table:table-row table:style-name="ro1">
          <table:table-cell table:number-columns-repeated="11"/>
          <table:table-cell table:style-name="ce368"/>
          <table:table-cell table:style-name="ce378"/>
          <table:table-cell table:style-name="ce387"/>
          <table:table-cell table:style-name="ce396"/>
          <table:table-cell table:style-name="ce403"/>
          <table:table-cell table:style-name="ce412"/>
          <table:table-cell table:style-name="ce421"/>
          <table:table-cell table:number-columns-repeated="1006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6 'Temporal Augmentation Raw'.L40:'Temporal Augmentation Raw'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0:'Temporal Augmentation Raw'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0:'Temporal Augmentation Raw'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0:'Temporal Augmentation Raw'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0:'Temporal Augmentation Raw'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0:'Temporal Augmentation Raw'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0:'Temporal Augmentation Raw'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19" table:default-cell-style-name="ce324"/>
        <table:table-column table:style-name="co10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27"/>
          <table:table-cell table:style-name="ce429"/>
          <table:table-cell table:style-name="ce431"/>
          <table:table-cell table:style-name="ce433"/>
          <table:table-cell table:style-name="ce435"/>
          <table:table-cell table:style-name="ce437" office:value-type="string" calcext:value-type="string">
            <text:p>Fold 2</text:p>
          </table:table-cell>
          <table:table-cell table:style-name="ce43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324" office:value-type="float" office:value="121.8" calcext:value-type="float">
            <text:p>121.80</text:p>
          </table:table-cell>
          <table:table-cell table:style-name="ce324" office:value-type="float" office:value="70.4" calcext:value-type="float">
            <text:p>70.40</text:p>
          </table:table-cell>
          <table:table-cell table:style-name="ce324" office:value-type="float" office:value="324.4" calcext:value-type="float">
            <text:p>324.40</text:p>
          </table:table-cell>
          <table:table-cell table:style-name="ce324" office:value-type="float" office:value="0.6" calcext:value-type="float">
            <text:p>0.60</text:p>
          </table:table-cell>
          <table:table-cell table:style-name="ce324" office:value-type="float" office:value="31.2" calcext:value-type="float">
            <text:p>31.2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74" calcext:value-type="float">
            <text:p>74</text:p>
          </table:table-cell>
          <table:table-cell table:style-name="ce330" office:value-type="float" office:value="318" calcext:value-type="float">
            <text:p>318</text:p>
          </table:table-cell>
          <table:table-cell table:style-name="ce332" office:value-type="float" office:value="2" calcext:value-type="float">
            <text:p>2</text:p>
          </table:table-cell>
          <table:table-cell table:style-name="ce334" office:value-type="float" office:value="156" calcext:value-type="float">
            <text:p>156</text:p>
          </table:table-cell>
          <table:table-cell table:style-name="ce4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74" calcext:value-type="float">
            <text:p>74</text:p>
          </table:table-cell>
          <table:table-cell table:style-name="ce325" office:value-type="float" office:value="318" calcext:value-type="float">
            <text:p>318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56" calcext:value-type="float">
            <text:p>156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73" calcext:value-type="float">
            <text:p>273</text:p>
          </table:table-cell>
          <table:table-cell table:style-name="ce325" office:value-type="float" office:value="275" calcext:value-type="float">
            <text:p>275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45" calcext:value-type="float">
            <text:p>445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00" calcext:value-type="float">
            <text:p>10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545" calcext:value-type="float">
            <text:p>54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324" office:value-type="float" office:value="2.6" calcext:value-type="float">
            <text:p>2.60</text:p>
          </table:table-cell>
          <table:table-cell table:style-name="ce324" office:value-type="float" office:value="88.6" calcext:value-type="float">
            <text:p>88.60</text:p>
          </table:table-cell>
          <table:table-cell table:style-name="ce324" office:value-type="float" office:value="37" calcext:value-type="float">
            <text:p>37.00</text:p>
          </table:table-cell>
          <table:table-cell table:style-name="ce324" office:value-type="float" office:value="75.4" calcext:value-type="float">
            <text:p>75.40</text:p>
          </table:table-cell>
          <table:table-cell table:style-name="ce324" office:value-type="float" office:value="65.4" calcext:value-type="float">
            <text:p>65.40</text:p>
          </table:table-cell>
          <table:table-cell table:style-name="ce324" office:value-type="float" office:value="27.4" calcext:value-type="float">
            <text:p>27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57" calcext:value-type="float">
            <text:p>57</text:p>
          </table:table-cell>
          <table:table-cell table:style-name="ce330" office:value-type="float" office:value="110" calcext:value-type="float">
            <text:p>110</text:p>
          </table:table-cell>
          <table:table-cell table:style-name="ce332" office:value-type="float" office:value="12" calcext:value-type="float">
            <text:p>12</text:p>
          </table:table-cell>
          <table:table-cell table:style-name="ce334" office:value-type="float" office:value="137" calcext:value-type="float">
            <text:p>137</text:p>
          </table:table-cell>
          <table:table-cell table:style-name="ce4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7" calcext:value-type="float">
            <text:p>57</text:p>
          </table:table-cell>
          <table:table-cell table:style-name="ce325" office:value-type="float" office:value="110" calcext:value-type="float">
            <text:p>110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7" calcext:value-type="float">
            <text:p>137</text:p>
          </table:table-cell>
          <table:table-cell table:style-name="ce14"/>
          <table:table-cell table:style-name="ce325" office:value-type="float" office:value="11" calcext:value-type="float">
            <text:p>1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28" calcext:value-type="float">
            <text:p>128</text:p>
          </table:table-cell>
          <table:table-cell table:style-name="ce325" office:value-type="float" office:value="177" calcext:value-type="float">
            <text:p>177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44" calcext:value-type="float">
            <text:p>44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81" calcext:value-type="float">
            <text:p>81.00</text:p>
          </table:table-cell>
          <table:table-cell table:style-name="ce324" office:value-type="float" office:value="44.6" calcext:value-type="float">
            <text:p>44.60</text:p>
          </table:table-cell>
          <table:table-cell table:style-name="ce324" office:value-type="float" office:value="171.4" calcext:value-type="float">
            <text:p>171.4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16.4" calcext:value-type="float">
            <text:p>16.4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6" calcext:value-type="float">
            <text:p>36</text:p>
          </table:table-cell>
          <table:table-cell table:style-name="ce330" office:value-type="float" office:value="195" calcext:value-type="float">
            <text:p>195</text:p>
          </table:table-cell>
          <table:table-cell table:style-name="ce332" office:value-type="float" office:value="3" calcext:value-type="float">
            <text:p>3</text:p>
          </table:table-cell>
          <table:table-cell table:style-name="ce334" office:value-type="float" office:value="82" calcext:value-type="float">
            <text:p>82</text:p>
          </table:table-cell>
          <table:table-cell table:style-name="ce4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95" calcext:value-type="float">
            <text:p>19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82" calcext:value-type="float">
            <text:p>8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129" calcext:value-type="float">
            <text:p>12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9" calcext:value-type="float">
            <text:p>29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07" calcext:value-type="float">
            <text:p>307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64.4" calcext:value-type="float">
            <text:p>64.40</text:p>
          </table:table-cell>
          <table:table-cell table:style-name="ce324" office:value-type="float" office:value="8.4" calcext:value-type="float">
            <text:p>8.40</text:p>
          </table:table-cell>
          <table:table-cell table:style-name="ce324" office:value-type="float" office:value="221" calcext:value-type="float">
            <text:p>221.0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20" calcext:value-type="float">
            <text:p>20.0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1" calcext:value-type="float">
            <text:p>31</text:p>
          </table:table-cell>
          <table:table-cell table:style-name="ce330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4" office:value-type="float" office:value="100" calcext:value-type="float">
            <text:p>100</text:p>
          </table:table-cell>
          <table:table-cell table:style-name="ce4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85" calcext:value-type="float">
            <text:p>18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00" calcext:value-type="float">
            <text:p>10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06" calcext:value-type="float">
            <text:p>30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6" calcext:value-type="float">
            <text:p>30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4" table:style-name="ce325" office:value-type="float" office:value="0" calcext:value-type="float">
            <text:p>0</text:p>
          </table:table-cell>
          <table:table-cell table:style-name="ce325" office:value-type="float" office:value="316" calcext:value-type="float">
            <text:p>3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324" office:value-type="float" office:value="0.8" calcext:value-type="float">
            <text:p>0.80</text:p>
          </table:table-cell>
          <table:table-cell table:style-name="ce324" office:value-type="float" office:value="77.4" calcext:value-type="float">
            <text:p>77.40</text:p>
          </table:table-cell>
          <table:table-cell table:style-name="ce324" office:value-type="float" office:value="45.6" calcext:value-type="float">
            <text:p>45.60</text:p>
          </table:table-cell>
          <table:table-cell table:style-name="ce324" office:value-type="float" office:value="481.2" calcext:value-type="float">
            <text:p>481.20</text:p>
          </table:table-cell>
          <table:table-cell table:style-name="ce324" office:value-type="float" office:value="1.6" calcext:value-type="float">
            <text:p>1.60</text:p>
          </table:table-cell>
          <table:table-cell table:style-name="ce324" office:value-type="float" office:value="2.4" calcext:value-type="float">
            <text:p>2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style-name="ce325" office:value-type="float" office:value="79" calcext:value-type="float">
            <text:p>7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519" calcext:value-type="float">
            <text:p>51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3" calcext:value-type="float">
            <text:p>293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4" calcext:value-type="float">
            <text:p>30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4" calcext:value-type="float">
            <text:p>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623" calcext:value-type="float">
            <text:p>62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12.4" calcext:value-type="float">
            <text:p>12.40</text:p>
          </table:table-cell>
          <table:table-cell table:style-name="ce324" office:value-type="float" office:value="14.4" calcext:value-type="float">
            <text:p>14.40</text:p>
          </table:table-cell>
          <table:table-cell table:style-name="ce324" office:value-type="float" office:value="63.2" calcext:value-type="float">
            <text:p>63.20</text:p>
          </table:table-cell>
          <table:table-cell table:style-name="ce324" office:value-type="float" office:value="185.4" calcext:value-type="float">
            <text:p>185.40</text:p>
          </table:table-cell>
          <table:table-cell table:style-name="ce324" office:value-type="float" office:value="39" calcext:value-type="float">
            <text:p>39.0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91" calcext:value-type="float">
            <text:p>91</text:p>
          </table:table-cell>
          <table:table-cell table:style-name="ce325" office:value-type="float" office:value="219" calcext:value-type="float">
            <text:p>21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70" calcext:value-type="float">
            <text:p>70</text:p>
          </table:table-cell>
          <table:table-cell table:style-name="ce325" office:value-type="float" office:value="54" calcext:value-type="float">
            <text:p>54</text:p>
          </table:table-cell>
          <table:table-cell table:style-name="ce325" office:value-type="float" office:value="190" calcext:value-type="float">
            <text:p>19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94" calcext:value-type="float">
            <text:p>194</text:p>
          </table:table-cell>
          <table:table-cell table:style-name="ce325" office:value-type="float" office:value="60" calcext:value-type="float">
            <text:p>60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324" office:value-type="float" office:value="3.6" calcext:value-type="float">
            <text:p>3.60</text:p>
          </table:table-cell>
          <table:table-cell table:style-name="ce324" office:value-type="float" office:value="58.2" calcext:value-type="float">
            <text:p>58.20</text:p>
          </table:table-cell>
          <table:table-cell table:style-name="ce324" office:value-type="float" office:value="98.4" calcext:value-type="float">
            <text:p>98.40</text:p>
          </table:table-cell>
          <table:table-cell table:style-name="ce324" office:value-type="float" office:value="154.2" calcext:value-type="float">
            <text:p>154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315" calcext:value-type="float">
            <text:p>315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26" calcext:value-type="float">
            <text:p>22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90" calcext:value-type="float">
            <text:p>9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8" calcext:value-type="float">
            <text:p>18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92" calcext:value-type="float">
            <text:p>292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60391020999276" calcext:value-type="float">
            <text:p>0.160391020999276</text:p>
          </table:table-cell>
          <table:table-cell office:value-type="float" office:value="0.0821868211440985" calcext:value-type="float">
            <text:p>0.082186821144099</text:p>
          </table:table-cell>
          <table:table-cell office:value-type="float" office:value="0.195510499637944" calcext:value-type="float">
            <text:p>0.195510499637944</text:p>
          </table:table-cell>
          <table:table-cell office:value-type="float" office:value="0.199131064446054" calcext:value-type="float">
            <text:p>0.199131064446054</text:p>
          </table:table-cell>
          <table:table-cell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formula="of:=STDEV([.B3:.F3])" office:value-type="float" office:value="0.0510053934161658" calcext:value-type="float">
            <text:p>0.051005393416166</text:p>
          </table:table-cell>
        </table:table-row>
      </table:table>
      <table:table table:name="BCI IV 2A Single Subject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0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1" table:default-cell-style-name="ce22"/>
        <table:table-column table:style-name="co22" table:default-cell-style-name="ce23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default-cell-style-name="Default"/>
        <table:table-column table:style-name="co12" table:default-cell-style-name="Default"/>
        <table:table-column table:style-name="co26" table:default-cell-style-name="ce22"/>
        <table:table-column table:style-name="co10" table:number-columns-repeated="7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454" table:formula="of:=COUNTIFS([.B2:.B96];&quot;&gt;=4&quot;;[.B2:.B96]; &quot;&lt;6&quot;)" office:value-type="float" office:value="15" calcext:value-type="float">
            <text:p>15</text:p>
          </table:table-cell>
          <table:table-cell table:style-name="ce454" table:formula="of:=COUNTIFS([.B2:.B96];&quot;&gt;=6&quot;;[.B2:.B96]; &quot;&lt;8&quot;)" office:value-type="float" office:value="14" calcext:value-type="float">
            <text:p>14</text:p>
          </table:table-cell>
          <table:table-cell table:style-name="ce4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4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455" table:formula="of:=COUNTIFS([.J19:.J27];&quot;&gt;=4&quot;;[.J19:.J27]; &quot;&lt;6&quot;)" office:value-type="float" office:value="2" calcext:value-type="float">
            <text:p>2</text:p>
          </table:table-cell>
          <table:table-cell table:style-name="ce455" table:formula="of:=COUNTIFS([.J19:.J27];&quot;&gt;=6&quot;;[.J19:.J27]; &quot;&lt;8&quot;)" office:value-type="float" office:value="1" calcext:value-type="float">
            <text:p>1</text:p>
          </table:table-cell>
          <table:table-cell table:style-name="ce455" table:formula="of:=COUNTIFS([.J19:.J27];&quot;&gt;=8&quot;;[.J19:.J27]; &quot;&lt;10&quot;)" office:value-type="float" office:value="1" calcext:value-type="float">
            <text:p>1</text:p>
          </table:table-cell>
          <table:table-cell table:style-name="ce455" table:formula="of:=COUNTIFS([.J19:.J27];&quot;&gt;=10&quot;;[.J19:.J27]; &quot;&lt;12&quot;)" office:value-type="float" office:value="1" calcext:value-type="float">
            <text:p>1</text:p>
          </table:table-cell>
          <table:table-cell table:style-name="ce455" table:formula="of:=COUNTIFS([.J19:.J27];&quot;&gt;=12&quot;;[.J19:.J27]; &quot;&lt;14&quot;)" office:value-type="float" office:value="2" calcext:value-type="float">
            <text:p>2</text:p>
          </table:table-cell>
          <table:table-cell table:style-name="ce455" table:formula="of:=COUNTIFS([.J19:.J27];&quot;&gt;=14&quot;;[.J19:.J27]; &quot;&lt;16&quot;)" office:value-type="float" office:value="1" calcext:value-type="float">
            <text:p>1</text:p>
          </table:table-cell>
          <table:table-cell table:style-name="ce455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455" table:formula="of:=COUNTIFS([.J32:.J40];&quot;&gt;=4&quot;;[.J32:.J40]; &quot;&lt;6&quot;)" office:value-type="float" office:value="1" calcext:value-type="float">
            <text:p>1</text:p>
          </table:table-cell>
          <table:table-cell table:style-name="ce455" table:formula="of:=COUNTIFS([.J32:.J40];&quot;&gt;=6&quot;;[.J32:.J40]; &quot;&lt;8&quot;)" office:value-type="float" office:value="1" calcext:value-type="float">
            <text:p>1</text:p>
          </table:table-cell>
          <table:table-cell table:style-name="ce455" table:formula="of:=COUNTIFS([.J32:.J40];&quot;&gt;=8&quot;;[.J32:.J40]; &quot;&lt;10&quot;)" office:value-type="float" office:value="1" calcext:value-type="float">
            <text:p>1</text:p>
          </table:table-cell>
          <table:table-cell table:style-name="ce455" table:formula="of:=COUNTIFS([.J32:.J40];&quot;&gt;=10&quot;;[.J32:.J40]; &quot;&lt;12&quot;)" office:value-type="float" office:value="2" calcext:value-type="float">
            <text:p>2</text:p>
          </table:table-cell>
          <table:table-cell table:style-name="ce455" table:formula="of:=COUNTIFS([.J32:.J40];&quot;&gt;=12&quot;;[.J32:.J40]; &quot;&lt;14&quot;)" office:value-type="float" office:value="1" calcext:value-type="float">
            <text:p>1</text:p>
          </table:table-cell>
          <table:table-cell table:style-name="ce455" table:formula="of:=COUNTIFS([.J32:.J40];&quot;&gt;=14&quot;;[.J32:.J40]; &quot;&lt;16&quot;)" office:value-type="float" office:value="0" calcext:value-type="float">
            <text:p>0</text:p>
          </table:table-cell>
          <table:table-cell table:style-name="ce455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455" table:formula="of:=COUNTIFS([.J45:.J53];&quot;&gt;=4&quot;;[.J45:.J53]; &quot;&lt;6&quot;)" office:value-type="float" office:value="0" calcext:value-type="float">
            <text:p>0</text:p>
          </table:table-cell>
          <table:table-cell table:style-name="ce455" table:formula="of:=COUNTIFS([.J45:.J53];&quot;&gt;=6&quot;;[.J45:.J53]; &quot;&lt;8&quot;)" office:value-type="float" office:value="2" calcext:value-type="float">
            <text:p>2</text:p>
          </table:table-cell>
          <table:table-cell table:style-name="ce455" table:formula="of:=COUNTIFS([.J45:.J53];&quot;&gt;=8&quot;;[.J45:.J53]; &quot;&lt;10&quot;)" office:value-type="float" office:value="3" calcext:value-type="float">
            <text:p>3</text:p>
          </table:table-cell>
          <table:table-cell table:style-name="ce455" table:formula="of:=COUNTIFS([.J45:.J53];&quot;&gt;=10&quot;;[.J45:.J53]; &quot;&lt;12&quot;)" office:value-type="float" office:value="2" calcext:value-type="float">
            <text:p>2</text:p>
          </table:table-cell>
          <table:table-cell table:style-name="ce455" table:formula="of:=COUNTIFS([.J45:.J53];&quot;&gt;=12&quot;;[.J45:.J53]; &quot;&lt;14&quot;)" office:value-type="float" office:value="0" calcext:value-type="float">
            <text:p>0</text:p>
          </table:table-cell>
          <table:table-cell table:style-name="ce455" table:formula="of:=COUNTIFS([.J45:.J53];&quot;&gt;=14&quot;;[.J45:.J53]; &quot;&lt;16&quot;)" office:value-type="float" office:value="1" calcext:value-type="float">
            <text:p>1</text:p>
          </table:table-cell>
          <table:table-cell table:style-name="ce455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455" table:formula="of:=COUNTIFS([.J58:.J66];&quot;&gt;=4&quot;;[.J58:.J66]; &quot;&lt;6&quot;)" office:value-type="float" office:value="1" calcext:value-type="float">
            <text:p>1</text:p>
          </table:table-cell>
          <table:table-cell table:style-name="ce455" table:formula="of:=COUNTIFS([.J58:.J66];&quot;&gt;=6&quot;;[.J58:.J66]; &quot;&lt;8&quot;)" office:value-type="float" office:value="1" calcext:value-type="float">
            <text:p>1</text:p>
          </table:table-cell>
          <table:table-cell table:style-name="ce455" table:formula="of:=COUNTIFS([.J58:.J66];&quot;&gt;=8&quot;;[.J58:.J66]; &quot;&lt;10&quot;)" office:value-type="float" office:value="0" calcext:value-type="float">
            <text:p>0</text:p>
          </table:table-cell>
          <table:table-cell table:style-name="ce455" table:formula="of:=COUNTIFS([.J58:.J66];&quot;&gt;=10&quot;;[.J58:.J66]; &quot;&lt;12&quot;)" office:value-type="float" office:value="1" calcext:value-type="float">
            <text:p>1</text:p>
          </table:table-cell>
          <table:table-cell table:style-name="ce455" table:formula="of:=COUNTIFS([.J58:.J66];&quot;&gt;=12&quot;;[.J58:.J66]; &quot;&lt;14&quot;)" office:value-type="float" office:value="3" calcext:value-type="float">
            <text:p>3</text:p>
          </table:table-cell>
          <table:table-cell table:style-name="ce455" table:formula="of:=COUNTIFS([.J58:.J66];&quot;&gt;=14&quot;;[.J58:.J66]; &quot;&lt;16&quot;)" office:value-type="float" office:value="0" calcext:value-type="float">
            <text:p>0</text:p>
          </table:table-cell>
          <table:table-cell table:style-name="ce455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455" table:formula="of:=COUNTIFS([.J71:.J78];&quot;&gt;=4&quot;;[.J71:.J78]; &quot;&lt;6&quot;)" office:value-type="float" office:value="3" calcext:value-type="float">
            <text:p>3</text:p>
          </table:table-cell>
          <table:table-cell table:style-name="ce455" table:formula="of:=COUNTIFS([.J71:.J78];&quot;&gt;=6&quot;;[.J71:.J78]; &quot;&lt;8&quot;)" office:value-type="float" office:value="0" calcext:value-type="float">
            <text:p>0</text:p>
          </table:table-cell>
          <table:table-cell table:style-name="ce455" table:formula="of:=COUNTIFS([.J71:.J78];&quot;&gt;=8&quot;;[.J71:.J78]; &quot;&lt;10&quot;)" office:value-type="float" office:value="1" calcext:value-type="float">
            <text:p>1</text:p>
          </table:table-cell>
          <table:table-cell table:style-name="ce455" table:formula="of:=COUNTIFS([.J71:.J78];&quot;&gt;=10&quot;;[.J71:.J78]; &quot;&lt;12&quot;)" office:value-type="float" office:value="1" calcext:value-type="float">
            <text:p>1</text:p>
          </table:table-cell>
          <table:table-cell table:style-name="ce455" table:formula="of:=COUNTIFS([.J71:.J78];&quot;&gt;=12&quot;;[.J71:.J78]; &quot;&lt;14&quot;)" office:value-type="float" office:value="1" calcext:value-type="float">
            <text:p>1</text:p>
          </table:table-cell>
          <table:table-cell table:style-name="ce455" table:formula="of:=COUNTIFS([.J71:.J78];&quot;&gt;=14&quot;;[.J71:.J78]; &quot;&lt;16&quot;)" office:value-type="float" office:value="2" calcext:value-type="float">
            <text:p>2</text:p>
          </table:table-cell>
          <table:table-cell table:style-name="ce455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455" table:formula="of:=COUNTIFS([.J83:.J90];&quot;&gt;=4&quot;;[.J83:.J90]; &quot;&lt;6&quot;)" office:value-type="float" office:value="0" calcext:value-type="float">
            <text:p>0</text:p>
          </table:table-cell>
          <table:table-cell table:style-name="ce455" table:formula="of:=COUNTIFS([.J83:.J90];&quot;&gt;=6&quot;;[.J83:.J90]; &quot;&lt;8&quot;)" office:value-type="float" office:value="1" calcext:value-type="float">
            <text:p>1</text:p>
          </table:table-cell>
          <table:table-cell table:style-name="ce455" table:formula="of:=COUNTIFS([.J83:.J90];&quot;&gt;=8&quot;;[.J83:.J90]; &quot;&lt;10&quot;)" office:value-type="float" office:value="0" calcext:value-type="float">
            <text:p>0</text:p>
          </table:table-cell>
          <table:table-cell table:style-name="ce455" table:formula="of:=COUNTIFS([.J83:.J90];&quot;&gt;=10&quot;;[.J83:.J90]; &quot;&lt;12&quot;)" office:value-type="float" office:value="2" calcext:value-type="float">
            <text:p>2</text:p>
          </table:table-cell>
          <table:table-cell table:style-name="ce455" table:formula="of:=COUNTIFS([.J83:.J90];&quot;&gt;=12&quot;;[.J83:.J90]; &quot;&lt;14&quot;)" office:value-type="float" office:value="1" calcext:value-type="float">
            <text:p>1</text:p>
          </table:table-cell>
          <table:table-cell table:style-name="ce455" table:formula="of:=COUNTIFS([.J83:.J90];&quot;&gt;=14&quot;;[.J83:.J90]; &quot;&lt;16&quot;)" office:value-type="float" office:value="1" calcext:value-type="float">
            <text:p>1</text:p>
          </table:table-cell>
          <table:table-cell table:style-name="ce455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456" table:formula="of:=COUNTIFS([.P32:.P39];&quot;&gt;=4&quot;;[.P32:.P39]; &quot;&lt;6&quot;)" office:value-type="float" office:value="1" calcext:value-type="float">
            <text:p>1</text:p>
          </table:table-cell>
          <table:table-cell table:style-name="ce456" table:formula="of:=COUNTIFS([.P32:.P39];&quot;&gt;=6&quot;;[.P32:.P39]; &quot;&lt;8&quot;)" office:value-type="float" office:value="1" calcext:value-type="float">
            <text:p>1</text:p>
          </table:table-cell>
          <table:table-cell table:style-name="ce456" table:formula="of:=COUNTIFS([.P32:.P39];&quot;&gt;=8&quot;;[.P32:.P39]; &quot;&lt;10&quot;)" office:value-type="float" office:value="1" calcext:value-type="float">
            <text:p>1</text:p>
          </table:table-cell>
          <table:table-cell table:style-name="ce456" table:formula="of:=COUNTIFS([.P32:.P39];&quot;&gt;=10&quot;;[.P32:.P39]; &quot;&lt;12&quot;)" office:value-type="float" office:value="2" calcext:value-type="float">
            <text:p>2</text:p>
          </table:table-cell>
          <table:table-cell table:style-name="ce456" table:formula="of:=COUNTIFS([.P32:.P39];&quot;&gt;=12&quot;;[.P32:.P39]; &quot;&lt;14&quot;)" office:value-type="float" office:value="2" calcext:value-type="float">
            <text:p>2</text:p>
          </table:table-cell>
          <table:table-cell table:style-name="ce456" table:formula="of:=COUNTIFS([.P32:.P39];&quot;&gt;=14&quot;;[.P32:.P39]; &quot;&lt;16&quot;)" office:value-type="float" office:value="1" calcext:value-type="float">
            <text:p>1</text:p>
          </table:table-cell>
          <table:table-cell table:style-name="ce456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457" table:formula="of:=COUNTIFS([.P45:.P52];&quot;&gt;=4&quot;;[.P45:.P52]; &quot;&lt;6&quot;)" office:value-type="float" office:value="2" calcext:value-type="float">
            <text:p>2</text:p>
          </table:table-cell>
          <table:table-cell table:style-name="ce457" table:formula="of:=COUNTIFS([.P45:.P52];&quot;&gt;=6&quot;;[.P45:.P52]; &quot;&lt;8&quot;)" office:value-type="float" office:value="1" calcext:value-type="float">
            <text:p>1</text:p>
          </table:table-cell>
          <table:table-cell table:style-name="ce457" table:formula="of:=COUNTIFS([.P45:.P52];&quot;&gt;=8&quot;;[.P45:.P52]; &quot;&lt;10&quot;)" office:value-type="float" office:value="2" calcext:value-type="float">
            <text:p>2</text:p>
          </table:table-cell>
          <table:table-cell table:style-name="ce457" table:formula="of:=COUNTIFS([.P45:.P52];&quot;&gt;=10&quot;;[.P45:.P52]; &quot;&lt;12&quot;)" office:value-type="float" office:value="1" calcext:value-type="float">
            <text:p>1</text:p>
          </table:table-cell>
          <table:table-cell table:style-name="ce457" table:formula="of:=COUNTIFS([.P45:.P52];&quot;&gt;=12&quot;;[.P45:.P52]; &quot;&lt;14&quot;)" office:value-type="float" office:value="1" calcext:value-type="float">
            <text:p>1</text:p>
          </table:table-cell>
          <table:table-cell table:style-name="ce457" table:formula="of:=COUNTIFS([.P45:.P52];&quot;&gt;=14&quot;;[.P45:.P52]; &quot;&lt;16&quot;)" office:value-type="float" office:value="1" calcext:value-type="float">
            <text:p>1</text:p>
          </table:table-cell>
          <table:table-cell table:style-name="ce457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458" table:formula="of:=COUNTIFS([.P58:.P65];&quot;&gt;=4&quot;;[.P58:.P65]; &quot;&lt;6&quot;)" office:value-type="float" office:value="0" calcext:value-type="float">
            <text:p>0</text:p>
          </table:table-cell>
          <table:table-cell table:style-name="ce458" table:formula="of:=COUNTIFS([.P58:.P65];&quot;&gt;=6&quot;;[.P58:.P65]; &quot;&lt;8&quot;)" office:value-type="float" office:value="2" calcext:value-type="float">
            <text:p>2</text:p>
          </table:table-cell>
          <table:table-cell table:style-name="ce458" table:formula="of:=COUNTIFS([.P58:.P65];&quot;&gt;=8&quot;;[.P58:.P65]; &quot;&lt;10&quot;)" office:value-type="float" office:value="3" calcext:value-type="float">
            <text:p>3</text:p>
          </table:table-cell>
          <table:table-cell table:style-name="ce458" table:formula="of:=COUNTIFS([.P58:.P65];&quot;&gt;=10&quot;;[.P58:.P65]; &quot;&lt;12&quot;)" office:value-type="float" office:value="1" calcext:value-type="float">
            <text:p>1</text:p>
          </table:table-cell>
          <table:table-cell table:style-name="ce458" table:formula="of:=COUNTIFS([.P58:.P65];&quot;&gt;=12&quot;;[.P58:.P65]; &quot;&lt;14&quot;)" office:value-type="float" office:value="1" calcext:value-type="float">
            <text:p>1</text:p>
          </table:table-cell>
          <table:table-cell table:style-name="ce458" table:formula="of:=COUNTIFS([.P58:.P65];&quot;&gt;=14&quot;;[.P58:.P65]; &quot;&lt;16&quot;)" office:value-type="float" office:value="0" calcext:value-type="float">
            <text:p>0</text:p>
          </table:table-cell>
          <table:table-cell table:style-name="ce458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460" table:formula="of:=COUNTIFS([.P83:.P90];&quot;&gt;=4&quot;;[.P83:.P90]; &quot;&lt;6&quot;)" office:value-type="float" office:value="1" calcext:value-type="float">
            <text:p>1</text:p>
          </table:table-cell>
          <table:table-cell table:style-name="ce460" table:formula="of:=COUNTIFS([.P83:.P90];&quot;&gt;=6&quot;;[.P83:.P90]; &quot;&lt;8&quot;)" office:value-type="float" office:value="2" calcext:value-type="float">
            <text:p>2</text:p>
          </table:table-cell>
          <table:table-cell table:style-name="ce460" table:formula="of:=COUNTIFS([.P83:.P90];&quot;&gt;=8&quot;;[.P83:.P90]; &quot;&lt;10&quot;)" office:value-type="float" office:value="1" calcext:value-type="float">
            <text:p>1</text:p>
          </table:table-cell>
          <table:table-cell table:style-name="ce460" table:formula="of:=COUNTIFS([.P83:.P90];&quot;&gt;=10&quot;;[.P83:.P90]; &quot;&lt;12&quot;)" office:value-type="float" office:value="1" calcext:value-type="float">
            <text:p>1</text:p>
          </table:table-cell>
          <table:table-cell table:style-name="ce460" table:formula="of:=COUNTIFS([.P83:.P90];&quot;&gt;=12&quot;;[.P83:.P90]; &quot;&lt;14&quot;)" office:value-type="float" office:value="1" calcext:value-type="float">
            <text:p>1</text:p>
          </table:table-cell>
          <table:table-cell table:style-name="ce460" table:formula="of:=COUNTIFS([.P83:.P90];&quot;&gt;=14&quot;;[.P83:.P90]; &quot;&lt;16&quot;)" office:value-type="float" office:value="1" calcext:value-type="float">
            <text:p>1</text:p>
          </table:table-cell>
          <table:table-cell table:style-name="ce460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style-name="ce23"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style-name="ce23"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style-name="ce23"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style-name="ce23"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style-name="ce23"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style-name="ce23"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style-name="ce23"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style-name="ce23"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style-name="ce23"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19:.J27])" office:value-type="float" office:value="10.4650346983909" calcext:value-type="float">
            <text:p>10.4650346983909</text:p>
          </table:table-cell>
          <table:table-cell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19:.J27])" office:value-type="float" office:value="4.4621460305157" calcext:value-type="float">
            <text:p>4.4621460305157</text:p>
          </table:table-cell>
          <table:table-cell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style-name="ce22"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style-name="ce22"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4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4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32:.J40])" office:value-type="float" office:value="11.9518035537253" calcext:value-type="float">
            <text:p>11.9518035537253</text:p>
          </table:table-cell>
          <table:table-cell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4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4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4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45:.J53])" office:value-type="float" office:value="10.7200488065279" calcext:value-type="float">
            <text:p>10.7200488065279</text:p>
          </table:table-cell>
          <table:table-cell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4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4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4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4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58:.J66])" office:value-type="float" office:value="12.6482116983147" calcext:value-type="float">
            <text:p>12.6482116983147</text:p>
          </table:table-cell>
          <table:table-cell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4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58:.J66])" office:value-type="float" office:value="4.55739893827947" calcext:value-type="float">
            <text:p>4.55739893827947</text:p>
          </table:table-cell>
          <table:table-cell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4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4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4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70:.J78])" office:value-type="float" office:value="9.55250514756348" calcext:value-type="float">
            <text:p>9.55250514756348</text:p>
          </table:table-cell>
          <table:table-cell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4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70:.J78])" office:value-type="float" office:value="4.62377426643948" calcext:value-type="float">
            <text:p>4.62377426643948</text:p>
          </table:table-cell>
          <table:table-cell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4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4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4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4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83:.J90])" office:value-type="float" office:value="13.528826355525" calcext:value-type="float">
            <text:p>13.528826355525</text:p>
          </table:table-cell>
          <table:table-cell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4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83:.J90])" office:value-type="float" office:value="3.67091670874765" calcext:value-type="float">
            <text:p>3.67091670874765</text:p>
          </table:table-cell>
          <table:table-cell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4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8'</text:p>
          </table:table-cell>
          <table:table-cell table:style-name="Default" office:value-type="string" calcext:value-type="string">
            <text:p>'CC013'</text:p>
          </table:table-cell>
          <table:table-cell table:style-name="Default" office:value-type="string" calcext:value-type="string">
            <text:p>'CC018'</text:p>
          </table:table-cell>
          <table:table-cell table:style-name="Default" office:value-type="string" calcext:value-type="string">
            <text:p>'CC020'</text:p>
          </table:table-cell>
          <table:table-cell table:style-name="Default" office:value-type="string" calcext:value-type="string">
            <text:p>'CC022'</text:p>
          </table:table-cell>
          <table:table-cell table:style-name="Default" office:value-type="string" calcext:value-type="string">
            <text:p>'CC027'</text:p>
          </table:table-cell>
          <table:table-cell office:value-type="string" calcext:value-type="string">
            <text:p>'CC031'</text:p>
          </table:table-cell>
          <table:table-cell office:value-type="string" calcext:value-type="string">
            <text:p>'CC034'</text:p>
          </table:table-cell>
          <table:table-cell table:style-name="Default" office:value-type="string" calcext:value-type="string">
            <text:p>'CC03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36'</text:p>
          </table:table-cell>
          <table:table-cell table:style-name="Default" office:value-type="string" calcext:value-type="string">
            <text:p>'CC040'</text:p>
          </table:table-cell>
          <table:table-cell table:style-name="Default" office:value-type="string" calcext:value-type="string">
            <text:p>'CC049'</text:p>
          </table:table-cell>
          <table:table-cell table:style-name="Default" office:value-type="string" calcext:value-type="string">
            <text:p>'CC052'</text:p>
          </table:table-cell>
          <table:table-cell table:style-name="Default" office:value-type="string" calcext:value-type="string">
            <text:p>'CC060'</text:p>
          </table:table-cell>
          <table:table-cell office:value-type="string" calcext:value-type="string">
            <text:p>'CC078'</text:p>
          </table:table-cell>
          <table:table-cell office:value-type="string" calcext:value-type="string">
            <text:p>'CC082'</text:p>
          </table:table-cell>
          <table:table-cell table:style-name="Default" office:value-type="string" calcext:value-type="string">
            <text:p>'CC096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7'</text:p>
          </table:table-cell>
          <table:table-cell table:style-name="Default" office:value-type="string" calcext:value-type="string">
            <text:p>'CC010'</text:p>
          </table:table-cell>
          <table:table-cell table:style-name="Default" office:value-type="string" calcext:value-type="string">
            <text:p>'CC015'</text:p>
          </table:table-cell>
          <table:table-cell table:style-name="Default" office:value-type="string" calcext:value-type="string">
            <text:p>'CC016'</text:p>
          </table:table-cell>
          <table:table-cell table:style-name="Default" office:value-type="string" calcext:value-type="string">
            <text:p>'CC021'</text:p>
          </table:table-cell>
          <table:table-cell table:style-name="Default" office:value-type="string" calcext:value-type="string">
            <text:p>'CC041'</text:p>
          </table:table-cell>
          <table:table-cell office:value-type="string" calcext:value-type="string">
            <text:p>'CC042'</text:p>
          </table:table-cell>
          <table:table-cell office:value-type="string" calcext:value-type="string">
            <text:p>'CC044'</text:p>
          </table:table-cell>
          <table:table-cell table:style-name="Default" office:value-type="string" calcext:value-type="string">
            <text:p>'CC04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47'</text:p>
          </table:table-cell>
          <table:table-cell table:style-name="Default" office:value-type="string" calcext:value-type="string">
            <text:p>'CC051'</text:p>
          </table:table-cell>
          <table:table-cell table:style-name="Default" office:value-type="string" calcext:value-type="string">
            <text:p>'CC055'</text:p>
          </table:table-cell>
          <table:table-cell table:style-name="Default" office:value-type="string" calcext:value-type="string">
            <text:p>'CC063'</text:p>
          </table:table-cell>
          <table:table-cell table:style-name="Default" office:value-type="string" calcext:value-type="string">
            <text:p>'CC073'</text:p>
          </table:table-cell>
          <table:table-cell office:value-type="string" calcext:value-type="string">
            <text:p>'CC075'</text:p>
          </table:table-cell>
          <table:table-cell office:value-type="string" calcext:value-type="string">
            <text:p>'CC088'</text:p>
          </table:table-cell>
          <table:table-cell table:style-name="Default" office:value-type="string" calcext:value-type="string">
            <text:p>'CC093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9'</text:p>
          </table:table-cell>
          <table:table-cell table:style-name="Default" office:value-type="string" calcext:value-type="string">
            <text:p>'CC023'</text:p>
          </table:table-cell>
          <table:table-cell table:style-name="Default" office:value-type="string" calcext:value-type="string">
            <text:p>'CC024'</text:p>
          </table:table-cell>
          <table:table-cell table:style-name="Default" office:value-type="string" calcext:value-type="string">
            <text:p>'CC028'</text:p>
          </table:table-cell>
          <table:table-cell table:style-name="Default" office:value-type="string" calcext:value-type="string">
            <text:p>'CC029'</text:p>
          </table:table-cell>
          <table:table-cell table:style-name="Default" office:value-type="string" calcext:value-type="string">
            <text:p>'CC030'</text:p>
          </table:table-cell>
          <table:table-cell office:value-type="string" calcext:value-type="string">
            <text:p>'CC037'</text:p>
          </table:table-cell>
          <table:table-cell office:value-type="string" calcext:value-type="string">
            <text:p>'CC043'</text:p>
          </table:table-cell>
          <table:table-cell table:style-name="Default" office:value-type="string" calcext:value-type="string">
            <text:p>'CC054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56'</text:p>
          </table:table-cell>
          <table:table-cell table:style-name="Default" office:value-type="string" calcext:value-type="string">
            <text:p>'CC064'</text:p>
          </table:table-cell>
          <table:table-cell table:style-name="Default" office:value-type="string" calcext:value-type="string">
            <text:p>'CC076'</text:p>
          </table:table-cell>
          <table:table-cell table:style-name="Default" office:value-type="string" calcext:value-type="string">
            <text:p>'CC077'</text:p>
          </table:table-cell>
          <table:table-cell table:style-name="Default" office:value-type="string" calcext:value-type="string">
            <text:p>'CC079'</text:p>
          </table:table-cell>
          <table:table-cell office:value-type="string" calcext:value-type="string">
            <text:p>'CC081'</text:p>
          </table:table-cell>
          <table:table-cell office:value-type="string" calcext:value-type="string">
            <text:p>'CC087'</text:p>
          </table:table-cell>
          <table:table-cell table:style-name="Default" office:value-type="string" calcext:value-type="string">
            <text:p>'CC095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14'</text:p>
          </table:table-cell>
          <table:table-cell table:style-name="Default" office:value-type="string" calcext:value-type="string">
            <text:p>'CC019'</text:p>
          </table:table-cell>
          <table:table-cell table:style-name="Default" office:value-type="string" calcext:value-type="string">
            <text:p>'CC033'</text:p>
          </table:table-cell>
          <table:table-cell table:style-name="Default" office:value-type="string" calcext:value-type="string">
            <text:p>'CC038'</text:p>
          </table:table-cell>
          <table:table-cell table:style-name="Default" office:value-type="string" calcext:value-type="string">
            <text:p>'CC039'</text:p>
          </table:table-cell>
          <table:table-cell table:style-name="Default" office:value-type="string" calcext:value-type="string">
            <text:p>'CC057'</text:p>
          </table:table-cell>
          <table:table-cell office:value-type="string" calcext:value-type="string">
            <text:p>'CC059'</text:p>
          </table:table-cell>
          <table:table-cell office:value-type="string" calcext:value-type="string">
            <text:p>'CC068'</text:p>
          </table:table-cell>
          <table:table-cell table:style-name="Default" office:value-type="string" calcext:value-type="string">
            <text:p>'CC072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74'</text:p>
          </table:table-cell>
          <table:table-cell table:style-name="Default" office:value-type="string" calcext:value-type="string">
            <text:p>'CC083'</text:p>
          </table:table-cell>
          <table:table-cell table:style-name="Default" office:value-type="string" calcext:value-type="string">
            <text:p>'CC084'</text:p>
          </table:table-cell>
          <table:table-cell table:style-name="Default" office:value-type="string" calcext:value-type="string">
            <text:p>'CC085'</text:p>
          </table:table-cell>
          <table:table-cell table:style-name="Default" office:value-type="string" calcext:value-type="string">
            <text:p>'CC086'</text:p>
          </table:table-cell>
          <table:table-cell office:value-type="string" calcext:value-type="string">
            <text:p>'CC089'</text:p>
          </table:table-cell>
          <table:table-cell office:value-type="string" calcext:value-type="string">
            <text:p>'CC098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6'</text:p>
          </table:table-cell>
          <table:table-cell table:style-name="Default" office:value-type="string" calcext:value-type="string">
            <text:p>'CC012'</text:p>
          </table:table-cell>
          <table:table-cell table:style-name="Default" office:value-type="string" calcext:value-type="string">
            <text:p>'CC025'</text:p>
          </table:table-cell>
          <table:table-cell table:style-name="Default" office:value-type="string" calcext:value-type="string">
            <text:p>'CC032'</text:p>
          </table:table-cell>
          <table:table-cell table:style-name="Default" office:value-type="string" calcext:value-type="string">
            <text:p>'CC046'</text:p>
          </table:table-cell>
          <table:table-cell table:style-name="Default" office:value-type="string" calcext:value-type="string">
            <text:p>'CC048'</text:p>
          </table:table-cell>
          <table:table-cell office:value-type="string" calcext:value-type="string">
            <text:p>'CC053'</text:p>
          </table:table-cell>
          <table:table-cell office:value-type="string" calcext:value-type="string">
            <text:p>'CC062'</text:p>
          </table:table-cell>
          <table:table-cell table:style-name="Default" office:value-type="string" calcext:value-type="string">
            <text:p>'CC06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66'</text:p>
          </table:table-cell>
          <table:table-cell table:style-name="Default" office:value-type="string" calcext:value-type="string">
            <text:p>'CC067'</text:p>
          </table:table-cell>
          <table:table-cell table:style-name="Default" office:value-type="string" calcext:value-type="string">
            <text:p>'CC069'</text:p>
          </table:table-cell>
          <table:table-cell table:style-name="Default" office:value-type="string" calcext:value-type="string">
            <text:p>'CC070'</text:p>
          </table:table-cell>
          <table:table-cell table:style-name="Default" office:value-type="string" calcext:value-type="string">
            <text:p>'CC071'</text:p>
          </table:table-cell>
          <table:table-cell office:value-type="string" calcext:value-type="string">
            <text:p>'CC080'</text:p>
          </table:table-cell>
          <table:table-cell office:value-type="string" calcext:value-type="string">
            <text:p>'CC094'</text:p>
          </table:table-cell>
          <table:table-cell table:style-name="Default"/>
          <table:table-cell table:number-columns-repeated="10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15:24:33.690234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15T16:42:16.960641006</dc:date>
    <meta:editing-duration>P11DT8H52M49S</meta:editing-duration>
    <meta:editing-cycles>414</meta:editing-cycles>
    <meta:generator>LibreOffice/5.4.2.2$Linux_X86_64 LibreOffice_project/40m0$Build-2</meta:generator>
    <meta:document-statistic meta:table-count="12" meta:cell-count="4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6cm" chart:style-name="ch2">
          <text:p>Audio Dataset</text:p>
        </chart:title>
        <chart:legend chart:legend-position="end" svg:x="14.402cm" svg:y="4.203cm" style:legend-expansion="high" chart:style-name="ch3"/>
        <chart:plot-area chart:style-name="ch4" table:cell-range-address="Audio.A2:Audio.A5 Audio.H1:Audio.H5" chart:data-source-has-labels="both" svg:x="0.32cm" svg:y="1.275cm" svg:width="13.762cm" svg:height="7.55cm">
          <chartooo:coordinate-region svg:x="1.232cm" svg:y="1.474cm" svg:width="12.85cm" svg:height="6.704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